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3299in" style:rel-column-width="13021*"/>
    </style:style>
    <style:style style:name="Table1.C" style:family="table-column">
      <style:table-column-properties style:column-width="0.9014in" style:rel-column-width="8825*"/>
    </style:style>
    <style:style style:name="Table1.D" style:family="table-column">
      <style:table-column-properties style:column-width="0.4722in" style:rel-column-width="4623*"/>
    </style:style>
    <style:style style:name="Table1.E" style:family="table-column">
      <style:table-column-properties style:column-width="0.9375in" style:rel-column-width="9179*"/>
    </style:style>
    <style:style style:name="Table1.F" style:family="table-column">
      <style:table-column-properties style:column-width="0.8215in" style:rel-column-width="80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1.3299in" style:rel-column-width="13021*"/>
    </style:style>
    <style:style style:name="Table3.C" style:family="table-column">
      <style:table-column-properties style:column-width="0.9014in" style:rel-column-width="8825*"/>
    </style:style>
    <style:style style:name="Table3.D" style:family="table-column">
      <style:table-column-properties style:column-width="0.4722in" style:rel-column-width="4623*"/>
    </style:style>
    <style:style style:name="Table3.E" style:family="table-column">
      <style:table-column-properties style:column-width="0.9375in" style:rel-column-width="9179*"/>
    </style:style>
    <style:style style:name="Table3.F" style:family="table-column">
      <style:table-column-properties style:column-width="0.8215in" style:rel-column-width="804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21840*"/>
    </style:style>
    <style:style style:name="Table4.B" style:family="table-column">
      <style:table-column-properties style:column-width="1.3299in" style:rel-column-width="13021*"/>
    </style:style>
    <style:style style:name="Table4.C" style:family="table-column">
      <style:table-column-properties style:column-width="0.9014in" style:rel-column-width="8825*"/>
    </style:style>
    <style:style style:name="Table4.D" style:family="table-column">
      <style:table-column-properties style:column-width="0.4722in" style:rel-column-width="4623*"/>
    </style:style>
    <style:style style:name="Table4.E" style:family="table-column">
      <style:table-column-properties style:column-width="0.9375in" style:rel-column-width="9179*"/>
    </style:style>
    <style:style style:name="Table4.F" style:family="table-column">
      <style:table-column-properties style:column-width="0.8215in" style:rel-column-width="80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21840*"/>
    </style:style>
    <style:style style:name="Table2.B" style:family="table-column">
      <style:table-column-properties style:column-width="1.3299in" style:rel-column-width="13021*"/>
    </style:style>
    <style:style style:name="Table2.C" style:family="table-column">
      <style:table-column-properties style:column-width="0.9014in" style:rel-column-width="8825*"/>
    </style:style>
    <style:style style:name="Table2.D" style:family="table-column">
      <style:table-column-properties style:column-width="0.4722in" style:rel-column-width="4623*"/>
    </style:style>
    <style:style style:name="Table2.E" style:family="table-column">
      <style:table-column-properties style:column-width="0.9375in" style:rel-column-width="9179*"/>
    </style:style>
    <style:style style:name="Table2.F" style:family="table-column">
      <style:table-column-properties style:column-width="0.8215in" style:rel-column-width="80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1.3299in" style:rel-column-width="13021*"/>
    </style:style>
    <style:style style:name="Table5.C" style:family="table-column">
      <style:table-column-properties style:column-width="0.9014in" style:rel-column-width="8825*"/>
    </style:style>
    <style:style style:name="Table5.D" style:family="table-column">
      <style:table-column-properties style:column-width="0.4722in" style:rel-column-width="4623*"/>
    </style:style>
    <style:style style:name="Table5.E" style:family="table-column">
      <style:table-column-properties style:column-width="0.9375in" style:rel-column-width="9179*"/>
    </style:style>
    <style:style style:name="Table5.F" style:family="table-column">
      <style:table-column-properties style:column-width="0.8215in" style:rel-column-width="804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1.3299in" style:rel-column-width="13021*"/>
    </style:style>
    <style:style style:name="Table6.C" style:family="table-column">
      <style:table-column-properties style:column-width="0.9014in" style:rel-column-width="8825*"/>
    </style:style>
    <style:style style:name="Table6.D" style:family="table-column">
      <style:table-column-properties style:column-width="0.4722in" style:rel-column-width="4623*"/>
    </style:style>
    <style:style style:name="Table6.E" style:family="table-column">
      <style:table-column-properties style:column-width="0.9375in" style:rel-column-width="9179*"/>
    </style:style>
    <style:style style:name="Table6.F" style:family="table-column">
      <style:table-column-properties style:column-width="0.8215in" style:rel-column-width="804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1.3299in" style:rel-column-width="13021*"/>
    </style:style>
    <style:style style:name="Table7.C" style:family="table-column">
      <style:table-column-properties style:column-width="0.9014in" style:rel-column-width="8825*"/>
    </style:style>
    <style:style style:name="Table7.D" style:family="table-column">
      <style:table-column-properties style:column-width="0.4722in" style:rel-column-width="4623*"/>
    </style:style>
    <style:style style:name="Table7.E" style:family="table-column">
      <style:table-column-properties style:column-width="0.9375in" style:rel-column-width="9179*"/>
    </style:style>
    <style:style style:name="Table7.F" style:family="table-column">
      <style:table-column-properties style:column-width="0.8215in" style:rel-column-width="804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1.3299in" style:rel-column-width="13021*"/>
    </style:style>
    <style:style style:name="Table8.C" style:family="table-column">
      <style:table-column-properties style:column-width="0.9014in" style:rel-column-width="8825*"/>
    </style:style>
    <style:style style:name="Table8.D" style:family="table-column">
      <style:table-column-properties style:column-width="0.4722in" style:rel-column-width="4623*"/>
    </style:style>
    <style:style style:name="Table8.E" style:family="table-column">
      <style:table-column-properties style:column-width="0.9375in" style:rel-column-width="9179*"/>
    </style:style>
    <style:style style:name="Table8.F" style:family="table-column">
      <style:table-column-properties style:column-width="0.8215in" style:rel-column-width="804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1.3299in" style:rel-column-width="13021*"/>
    </style:style>
    <style:style style:name="Table10.C" style:family="table-column">
      <style:table-column-properties style:column-width="0.9014in" style:rel-column-width="8825*"/>
    </style:style>
    <style:style style:name="Table10.D" style:family="table-column">
      <style:table-column-properties style:column-width="0.4722in" style:rel-column-width="4623*"/>
    </style:style>
    <style:style style:name="Table10.E" style:family="table-column">
      <style:table-column-properties style:column-width="0.9375in" style:rel-column-width="9179*"/>
    </style:style>
    <style:style style:name="Table10.F" style:family="table-column">
      <style:table-column-properties style:column-width="0.8215in" style:rel-column-width="804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21840*"/>
    </style:style>
    <style:style style:name="Table11.B" style:family="table-column">
      <style:table-column-properties style:column-width="1.3299in" style:rel-column-width="13021*"/>
    </style:style>
    <style:style style:name="Table11.C" style:family="table-column">
      <style:table-column-properties style:column-width="0.9014in" style:rel-column-width="8825*"/>
    </style:style>
    <style:style style:name="Table11.D" style:family="table-column">
      <style:table-column-properties style:column-width="0.4722in" style:rel-column-width="4623*"/>
    </style:style>
    <style:style style:name="Table11.E" style:family="table-column">
      <style:table-column-properties style:column-width="0.9375in" style:rel-column-width="9179*"/>
    </style:style>
    <style:style style:name="Table11.F" style:family="table-column">
      <style:table-column-properties style:column-width="0.8215in" style:rel-column-width="804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1.3299in" style:rel-column-width="13021*"/>
    </style:style>
    <style:style style:name="Table12.C" style:family="table-column">
      <style:table-column-properties style:column-width="0.9014in" style:rel-column-width="8825*"/>
    </style:style>
    <style:style style:name="Table12.D" style:family="table-column">
      <style:table-column-properties style:column-width="0.4722in" style:rel-column-width="4623*"/>
    </style:style>
    <style:style style:name="Table12.E" style:family="table-column">
      <style:table-column-properties style:column-width="0.9375in" style:rel-column-width="9179*"/>
    </style:style>
    <style:style style:name="Table12.F" style:family="table-column">
      <style:table-column-properties style:column-width="0.8215in" style:rel-column-width="804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171f"/>
    </style:style>
    <style:style style:name="P2" style:family="paragraph" style:parent-style-name="Standard">
      <style:text-properties officeooo:paragraph-rsid="000e2b83"/>
    </style:style>
    <style:style style:name="P3" style:family="paragraph" style:parent-style-name="Standard">
      <style:text-properties officeooo:paragraph-rsid="00147f96"/>
    </style:style>
    <style:style style:name="P4" style:family="paragraph" style:parent-style-name="Standard">
      <style:text-properties officeooo:paragraph-rsid="00199c2a"/>
    </style:style>
    <style:style style:name="P5" style:family="paragraph" style:parent-style-name="Standard">
      <style:text-properties officeooo:paragraph-rsid="001cb4e4"/>
    </style:style>
    <style:style style:name="P6" style:family="paragraph" style:parent-style-name="Standard">
      <style:text-properties officeooo:paragraph-rsid="002387b8"/>
    </style:style>
    <style:style style:name="P7" style:family="paragraph" style:parent-style-name="Standard">
      <style:text-properties officeooo:paragraph-rsid="0020cb81"/>
    </style:style>
    <style:style style:name="P8" style:family="paragraph" style:parent-style-name="Standard">
      <style:text-properties officeooo:paragraph-rsid="002853d2"/>
    </style:style>
    <style:style style:name="P9" style:family="paragraph" style:parent-style-name="Standard">
      <style:text-properties officeooo:paragraph-rsid="0029f067"/>
    </style:style>
    <style:style style:name="P10" style:family="paragraph" style:parent-style-name="Standard">
      <style:paragraph-properties fo:break-before="page"/>
      <style:text-properties officeooo:paragraph-rsid="00147f96"/>
    </style:style>
    <style:style style:name="P11" style:family="paragraph" style:parent-style-name="Standard">
      <style:paragraph-properties fo:break-before="page"/>
      <style:text-properties officeooo:paragraph-rsid="0017d216"/>
    </style:style>
    <style:style style:name="P12" style:family="paragraph" style:parent-style-name="Standard">
      <style:paragraph-properties fo:break-before="page"/>
      <style:text-properties officeooo:paragraph-rsid="001cb4e4"/>
    </style:style>
    <style:style style:name="P13" style:family="paragraph" style:parent-style-name="Standard">
      <style:paragraph-properties fo:break-before="page"/>
      <style:text-properties officeooo:paragraph-rsid="0020cb81"/>
    </style:style>
    <style:style style:name="P14" style:family="paragraph" style:parent-style-name="Standard">
      <style:paragraph-properties fo:break-before="page"/>
      <style:text-properties officeooo:paragraph-rsid="00228f36"/>
    </style:style>
    <style:style style:name="P15" style:family="paragraph" style:parent-style-name="Standard">
      <style:paragraph-properties fo:break-before="page"/>
      <style:text-properties officeooo:paragraph-rsid="002387b8"/>
    </style:style>
    <style:style style:name="P16" style:family="paragraph" style:parent-style-name="Standard">
      <style:paragraph-properties fo:break-before="page"/>
      <style:text-properties officeooo:paragraph-rsid="002853d2"/>
    </style:style>
    <style:style style:name="P17" style:family="paragraph" style:parent-style-name="Standard">
      <style:paragraph-properties fo:break-before="page"/>
      <style:text-properties officeooo:paragraph-rsid="0029f067"/>
    </style:style>
    <style:style style:name="P18" style:family="paragraph" style:parent-style-name="Table_20_Contents">
      <style:text-properties officeooo:rsid="0007dda7" officeooo:paragraph-rsid="0007dda7"/>
    </style:style>
    <style:style style:name="P19" style:family="paragraph" style:parent-style-name="Table_20_Contents">
      <style:text-properties officeooo:rsid="0007dda7" officeooo:paragraph-rsid="000a171f"/>
    </style:style>
    <style:style style:name="P20" style:family="paragraph" style:parent-style-name="Table_20_Contents">
      <style:text-properties officeooo:rsid="0007dda7" officeooo:paragraph-rsid="000e2b83"/>
    </style:style>
    <style:style style:name="P21" style:family="paragraph" style:parent-style-name="Table_20_Contents">
      <style:text-properties officeooo:rsid="0007dda7" officeooo:paragraph-rsid="00147f96"/>
    </style:style>
    <style:style style:name="P22" style:family="paragraph" style:parent-style-name="Table_20_Contents">
      <style:text-properties officeooo:rsid="0007dda7" officeooo:paragraph-rsid="0017d216"/>
    </style:style>
    <style:style style:name="P23" style:family="paragraph" style:parent-style-name="Table_20_Contents">
      <style:text-properties officeooo:rsid="0007dda7" officeooo:paragraph-rsid="00199c2a"/>
    </style:style>
    <style:style style:name="P24" style:family="paragraph" style:parent-style-name="Table_20_Contents">
      <style:text-properties officeooo:rsid="0007dda7" officeooo:paragraph-rsid="001cb4e4"/>
    </style:style>
    <style:style style:name="P25" style:family="paragraph" style:parent-style-name="Table_20_Contents">
      <style:text-properties officeooo:rsid="0007dda7" officeooo:paragraph-rsid="0020cb81"/>
    </style:style>
    <style:style style:name="P26" style:family="paragraph" style:parent-style-name="Table_20_Contents">
      <style:text-properties officeooo:rsid="0007dda7" officeooo:paragraph-rsid="002387b8"/>
    </style:style>
    <style:style style:name="P27" style:family="paragraph" style:parent-style-name="Table_20_Contents">
      <style:text-properties officeooo:rsid="0007dda7" officeooo:paragraph-rsid="002853d2"/>
    </style:style>
    <style:style style:name="P28" style:family="paragraph" style:parent-style-name="Table_20_Contents">
      <style:text-properties officeooo:rsid="0007dda7" officeooo:paragraph-rsid="0029f067"/>
    </style:style>
    <style:style style:name="P29" style:family="paragraph" style:parent-style-name="Table_20_Contents">
      <style:text-properties fo:font-weight="bold" officeooo:rsid="0007dda7" officeooo:paragraph-rsid="0007dda7" style:font-weight-asian="bold" style:font-weight-complex="bold"/>
    </style:style>
    <style:style style:name="P30" style:family="paragraph" style:parent-style-name="Table_20_Contents">
      <style:text-properties fo:font-weight="bold" officeooo:rsid="0007dda7" officeooo:paragraph-rsid="000a171f" style:font-weight-asian="bold" style:font-weight-complex="bold"/>
    </style:style>
    <style:style style:name="P31" style:family="paragraph" style:parent-style-name="Table_20_Contents">
      <style:text-properties fo:font-weight="bold" officeooo:rsid="0007dda7" officeooo:paragraph-rsid="000e2b83" style:font-weight-asian="bold" style:font-weight-complex="bold"/>
    </style:style>
    <style:style style:name="P32" style:family="paragraph" style:parent-style-name="Table_20_Contents">
      <style:text-properties fo:font-weight="bold" officeooo:rsid="0007dda7" officeooo:paragraph-rsid="00147f96" style:font-weight-asian="bold" style:font-weight-complex="bold"/>
    </style:style>
    <style:style style:name="P33" style:family="paragraph" style:parent-style-name="Table_20_Contents">
      <style:text-properties fo:font-weight="bold" officeooo:rsid="0007dda7" officeooo:paragraph-rsid="0017d216" style:font-weight-asian="bold" style:font-weight-complex="bold"/>
    </style:style>
    <style:style style:name="P34" style:family="paragraph" style:parent-style-name="Table_20_Contents">
      <style:text-properties fo:font-weight="bold" officeooo:rsid="0007dda7" officeooo:paragraph-rsid="00199c2a" style:font-weight-asian="bold" style:font-weight-complex="bold"/>
    </style:style>
    <style:style style:name="P35" style:family="paragraph" style:parent-style-name="Table_20_Contents">
      <style:text-properties fo:font-weight="bold" officeooo:rsid="0007dda7" officeooo:paragraph-rsid="001cb4e4" style:font-weight-asian="bold" style:font-weight-complex="bold"/>
    </style:style>
    <style:style style:name="P36" style:family="paragraph" style:parent-style-name="Table_20_Contents">
      <style:text-properties fo:font-weight="bold" officeooo:rsid="0007dda7" officeooo:paragraph-rsid="0020cb81" style:font-weight-asian="bold" style:font-weight-complex="bold"/>
    </style:style>
    <style:style style:name="P37" style:family="paragraph" style:parent-style-name="Table_20_Contents">
      <style:text-properties fo:font-weight="bold" officeooo:rsid="0007dda7" officeooo:paragraph-rsid="0008d203" style:font-weight-asian="bold" style:font-weight-complex="bold"/>
    </style:style>
    <style:style style:name="P38" style:family="paragraph" style:parent-style-name="Table_20_Contents">
      <style:text-properties fo:font-weight="bold" officeooo:rsid="0007dda7" officeooo:paragraph-rsid="002387b8" style:font-weight-asian="bold" style:font-weight-complex="bold"/>
    </style:style>
    <style:style style:name="P39" style:family="paragraph" style:parent-style-name="Table_20_Contents">
      <style:text-properties fo:font-weight="bold" officeooo:rsid="0007dda7" officeooo:paragraph-rsid="002853d2" style:font-weight-asian="bold" style:font-weight-complex="bold"/>
    </style:style>
    <style:style style:name="P40" style:family="paragraph" style:parent-style-name="Table_20_Contents">
      <style:text-properties fo:font-weight="bold" officeooo:rsid="0007dda7" officeooo:paragraph-rsid="0029f067" style:font-weight-asian="bold" style:font-weight-complex="bold"/>
    </style:style>
    <style:style style:name="P41" style:family="paragraph" style:parent-style-name="Table_20_Contents">
      <style:text-properties fo:font-weight="bold" officeooo:rsid="0008d203" officeooo:paragraph-rsid="0008d203" style:font-weight-asian="bold" style:font-weight-complex="bold"/>
    </style:style>
    <style:style style:name="P42" style:family="paragraph" style:parent-style-name="Table_20_Contents">
      <style:text-properties fo:font-weight="bold" officeooo:rsid="0008d203" officeooo:paragraph-rsid="000a171f" style:font-weight-asian="bold" style:font-weight-complex="bold"/>
    </style:style>
    <style:style style:name="P43" style:family="paragraph" style:parent-style-name="Table_20_Contents">
      <style:text-properties fo:font-weight="bold" officeooo:rsid="0008d203" officeooo:paragraph-rsid="000e2b83" style:font-weight-asian="bold" style:font-weight-complex="bold"/>
    </style:style>
    <style:style style:name="P44" style:family="paragraph" style:parent-style-name="Table_20_Contents">
      <style:text-properties fo:font-weight="bold" officeooo:rsid="0008d203" officeooo:paragraph-rsid="00147f96" style:font-weight-asian="bold" style:font-weight-complex="bold"/>
    </style:style>
    <style:style style:name="P45" style:family="paragraph" style:parent-style-name="Table_20_Contents">
      <style:text-properties fo:font-weight="bold" officeooo:rsid="0008d203" officeooo:paragraph-rsid="0017d216" style:font-weight-asian="bold" style:font-weight-complex="bold"/>
    </style:style>
    <style:style style:name="P46" style:family="paragraph" style:parent-style-name="Table_20_Contents">
      <style:text-properties fo:font-weight="bold" officeooo:rsid="0008d203" officeooo:paragraph-rsid="00199c2a" style:font-weight-asian="bold" style:font-weight-complex="bold"/>
    </style:style>
    <style:style style:name="P47" style:family="paragraph" style:parent-style-name="Table_20_Contents">
      <style:text-properties fo:font-weight="bold" officeooo:rsid="0008d203" officeooo:paragraph-rsid="001cb4e4" style:font-weight-asian="bold" style:font-weight-complex="bold"/>
    </style:style>
    <style:style style:name="P48" style:family="paragraph" style:parent-style-name="Table_20_Contents">
      <style:text-properties fo:font-weight="bold" officeooo:rsid="0008d203" officeooo:paragraph-rsid="0020cb81" style:font-weight-asian="bold" style:font-weight-complex="bold"/>
    </style:style>
    <style:style style:name="P49" style:family="paragraph" style:parent-style-name="Table_20_Contents">
      <style:text-properties fo:font-weight="bold" officeooo:rsid="0008d203" officeooo:paragraph-rsid="002387b8" style:font-weight-asian="bold" style:font-weight-complex="bold"/>
    </style:style>
    <style:style style:name="P50" style:family="paragraph" style:parent-style-name="Table_20_Contents">
      <style:text-properties fo:font-weight="bold" officeooo:rsid="0008d203" officeooo:paragraph-rsid="002853d2" style:font-weight-asian="bold" style:font-weight-complex="bold"/>
    </style:style>
    <style:style style:name="P51" style:family="paragraph" style:parent-style-name="Table_20_Contents">
      <style:text-properties fo:font-weight="bold" officeooo:rsid="0008d203" officeooo:paragraph-rsid="0029f067" style:font-weight-asian="bold" style:font-weight-complex="bold"/>
    </style:style>
    <style:style style:name="P52" style:family="paragraph" style:parent-style-name="Table_20_Contents">
      <style:text-properties fo:font-weight="bold" officeooo:rsid="0017d216" officeooo:paragraph-rsid="0017d216" style:font-weight-asian="bold" style:font-weight-complex="bold"/>
    </style:style>
    <style:style style:name="P53" style:family="paragraph" style:parent-style-name="Table_20_Contents">
      <style:text-properties fo:font-weight="bold" officeooo:rsid="0017d216" officeooo:paragraph-rsid="00199c2a" style:font-weight-asian="bold" style:font-weight-complex="bold"/>
    </style:style>
    <style:style style:name="P54" style:family="paragraph" style:parent-style-name="Table_20_Contents">
      <style:text-properties fo:font-weight="bold" officeooo:rsid="0017d216" officeooo:paragraph-rsid="001cb4e4" style:font-weight-asian="bold" style:font-weight-complex="bold"/>
    </style:style>
    <style:style style:name="P55" style:family="paragraph" style:parent-style-name="Table_20_Contents">
      <style:text-properties fo:font-weight="bold" officeooo:rsid="0017d216" officeooo:paragraph-rsid="002387b8" style:font-weight-asian="bold" style:font-weight-complex="bold"/>
    </style:style>
    <style:style style:name="P56" style:family="paragraph" style:parent-style-name="Table_20_Contents">
      <style:text-properties fo:font-weight="bold" officeooo:rsid="0017d216" officeooo:paragraph-rsid="0020cb81" style:font-weight-asian="bold" style:font-weight-complex="bold"/>
    </style:style>
    <style:style style:name="P57" style:family="paragraph" style:parent-style-name="Table_20_Contents">
      <style:text-properties fo:font-weight="bold" officeooo:rsid="0017d216" officeooo:paragraph-rsid="002853d2" style:font-weight-asian="bold" style:font-weight-complex="bold"/>
    </style:style>
    <style:style style:name="P58" style:family="paragraph" style:parent-style-name="Table_20_Contents">
      <style:text-properties fo:font-weight="bold" officeooo:rsid="0017d216" officeooo:paragraph-rsid="0029f067" style:font-weight-asian="bold" style:font-weight-complex="bold"/>
    </style:style>
    <style:style style:name="P59" style:family="paragraph" style:parent-style-name="Table_20_Contents">
      <style:text-properties fo:font-weight="bold" officeooo:rsid="002387b8" officeooo:paragraph-rsid="002387b8" style:font-weight-asian="bold" style:font-weight-complex="bold"/>
    </style:style>
    <style:style style:name="P60" style:family="paragraph" style:parent-style-name="Table_20_Contents">
      <style:text-properties fo:font-weight="bold" officeooo:rsid="00255d4b" officeooo:paragraph-rsid="00255d4b" style:font-weight-asian="bold" style:font-weight-complex="bold"/>
    </style:style>
    <style:style style:name="P61" style:family="paragraph" style:parent-style-name="Table_20_Contents">
      <style:text-properties fo:font-weight="bold" officeooo:rsid="00255d4b" officeooo:paragraph-rsid="002853d2" style:font-weight-asian="bold" style:font-weight-complex="bold"/>
    </style:style>
    <style:style style:name="P62" style:family="paragraph" style:parent-style-name="Table_20_Contents">
      <style:text-properties fo:font-weight="bold" officeooo:rsid="00255d4b" officeooo:paragraph-rsid="0029f067" style:font-weight-asian="bold" style:font-weight-complex="bold"/>
    </style:style>
    <style:style style:name="P63" style:family="paragraph" style:parent-style-name="Table_20_Contents">
      <style:text-properties fo:font-weight="normal" officeooo:rsid="0008d203" officeooo:paragraph-rsid="0008d203" style:font-weight-asian="normal" style:font-weight-complex="normal"/>
    </style:style>
    <style:style style:name="P64" style:family="paragraph" style:parent-style-name="Table_20_Contents">
      <style:text-properties fo:font-weight="normal" officeooo:rsid="0008d203" officeooo:paragraph-rsid="000e2b83" style:font-weight-asian="normal" style:font-weight-complex="normal"/>
    </style:style>
    <style:style style:name="P65" style:family="paragraph" style:parent-style-name="Table_20_Contents">
      <style:text-properties fo:font-weight="normal" officeooo:rsid="0008d203" officeooo:paragraph-rsid="00147f96" style:font-weight-asian="normal" style:font-weight-complex="normal"/>
    </style:style>
    <style:style style:name="P66" style:family="paragraph" style:parent-style-name="Table_20_Contents">
      <style:text-properties fo:font-weight="normal" officeooo:rsid="0008d203" officeooo:paragraph-rsid="0017d216" style:font-weight-asian="normal" style:font-weight-complex="normal"/>
    </style:style>
    <style:style style:name="P67" style:family="paragraph" style:parent-style-name="Table_20_Contents">
      <style:text-properties fo:font-weight="normal" officeooo:rsid="0008d203" officeooo:paragraph-rsid="00199c2a" style:font-weight-asian="normal" style:font-weight-complex="normal"/>
    </style:style>
    <style:style style:name="P68" style:family="paragraph" style:parent-style-name="Table_20_Contents">
      <style:text-properties fo:font-weight="normal" officeooo:rsid="0008d203" officeooo:paragraph-rsid="001d4d27" style:font-weight-asian="normal" style:font-weight-complex="normal"/>
    </style:style>
    <style:style style:name="P69" style:family="paragraph" style:parent-style-name="Table_20_Contents">
      <style:text-properties fo:font-weight="normal" officeooo:rsid="0008d203" officeooo:paragraph-rsid="002387b8" style:font-weight-asian="normal" style:font-weight-complex="normal"/>
    </style:style>
    <style:style style:name="P70" style:family="paragraph" style:parent-style-name="Table_20_Contents">
      <style:text-properties fo:font-weight="normal" officeooo:rsid="0008d203" officeooo:paragraph-rsid="0020cb81" style:font-weight-asian="normal" style:font-weight-complex="normal"/>
    </style:style>
    <style:style style:name="P71" style:family="paragraph" style:parent-style-name="Table_20_Contents">
      <style:text-properties fo:font-weight="normal" officeooo:rsid="0008d203" officeooo:paragraph-rsid="002853d2" style:font-weight-asian="normal" style:font-weight-complex="normal"/>
    </style:style>
    <style:style style:name="P72" style:family="paragraph" style:parent-style-name="Table_20_Contents">
      <style:text-properties fo:font-weight="normal" officeooo:rsid="0008d203" officeooo:paragraph-rsid="0029f067" style:font-weight-asian="normal" style:font-weight-complex="normal"/>
    </style:style>
    <style:style style:name="P73" style:family="paragraph" style:parent-style-name="Table_20_Contents">
      <style:text-properties fo:font-weight="normal" officeooo:rsid="0010a454" officeooo:paragraph-rsid="0010a454" style:font-weight-asian="normal" style:font-weight-complex="normal"/>
    </style:style>
    <style:style style:name="P74" style:family="paragraph" style:parent-style-name="Table_20_Contents">
      <style:text-properties fo:font-weight="normal" officeooo:rsid="001cb4e4" officeooo:paragraph-rsid="001cb4e4" style:font-weight-asian="normal" style:font-weight-complex="normal"/>
    </style:style>
    <style:style style:name="P75" style:family="paragraph" style:parent-style-name="Table_20_Contents">
      <style:text-properties fo:font-weight="normal" officeooo:rsid="001cb4e4" officeooo:paragraph-rsid="001d4d27" style:font-weight-asian="normal" style:font-weight-complex="normal"/>
    </style:style>
    <style:style style:name="P76" style:family="paragraph" style:parent-style-name="Table_20_Contents">
      <style:text-properties fo:font-weight="normal" officeooo:rsid="001cb4e4" officeooo:paragraph-rsid="002387b8" style:font-weight-asian="normal" style:font-weight-complex="normal"/>
    </style:style>
    <style:style style:name="P77" style:family="paragraph" style:parent-style-name="Table_20_Contents">
      <style:text-properties fo:font-weight="normal" officeooo:rsid="001cb4e4" officeooo:paragraph-rsid="0020cb81" style:font-weight-asian="normal" style:font-weight-complex="normal"/>
    </style:style>
    <style:style style:name="P78" style:family="paragraph" style:parent-style-name="Table_20_Contents">
      <style:text-properties fo:font-weight="normal" officeooo:rsid="001cb4e4" officeooo:paragraph-rsid="002853d2" style:font-weight-asian="normal" style:font-weight-complex="normal"/>
    </style:style>
    <style:style style:name="P79" style:family="paragraph" style:parent-style-name="Table_20_Contents">
      <style:text-properties fo:font-weight="normal" officeooo:rsid="001cb4e4" officeooo:paragraph-rsid="0029f067" style:font-weight-asian="normal" style:font-weight-complex="normal"/>
    </style:style>
    <style:style style:name="P80" style:family="paragraph" style:parent-style-name="Table_20_Contents">
      <style:text-properties fo:font-weight="normal" officeooo:rsid="002387b8" officeooo:paragraph-rsid="002387b8" style:font-weight-asian="normal" style:font-weight-complex="normal"/>
    </style:style>
    <style:style style:name="P81" style:family="paragraph" style:parent-style-name="Table_20_Contents">
      <style:text-properties fo:font-weight="normal" officeooo:rsid="00255d4b" officeooo:paragraph-rsid="00255d4b" style:font-weight-asian="normal" style:font-weight-complex="normal"/>
    </style:style>
    <style:style style:name="P82" style:family="paragraph" style:parent-style-name="Table_20_Contents">
      <style:text-properties fo:font-weight="normal" officeooo:rsid="00255d4b" officeooo:paragraph-rsid="002853d2" style:font-weight-asian="normal" style:font-weight-complex="normal"/>
    </style:style>
    <style:style style:name="P83" style:family="paragraph" style:parent-style-name="Table_20_Contents">
      <style:text-properties fo:font-weight="normal" officeooo:rsid="00255d4b" officeooo:paragraph-rsid="0029f067" style:font-weight-asian="normal" style:font-weight-complex="normal"/>
    </style:style>
    <style:style style:name="P84" style:family="paragraph" style:parent-style-name="Table_20_Contents">
      <style:text-properties officeooo:rsid="000e2b83" officeooo:paragraph-rsid="000e2b83"/>
    </style:style>
    <style:style style:name="P85" style:family="paragraph" style:parent-style-name="Table_20_Contents">
      <style:text-properties officeooo:rsid="00147f96" officeooo:paragraph-rsid="00147f96"/>
    </style:style>
    <style:style style:name="P86" style:family="paragraph" style:parent-style-name="Table_20_Contents">
      <style:text-properties officeooo:rsid="0016448f" officeooo:paragraph-rsid="0016448f"/>
    </style:style>
    <style:style style:name="P87" style:family="paragraph" style:parent-style-name="Table_20_Contents">
      <style:text-properties officeooo:rsid="0017048c" officeooo:paragraph-rsid="0017048c"/>
    </style:style>
    <style:style style:name="P88" style:family="paragraph" style:parent-style-name="Table_20_Contents">
      <style:text-properties officeooo:rsid="0017d216" officeooo:paragraph-rsid="0017d216"/>
    </style:style>
    <style:style style:name="P89" style:family="paragraph" style:parent-style-name="Table_20_Contents">
      <style:text-properties officeooo:rsid="00199c2a" officeooo:paragraph-rsid="00199c2a"/>
    </style:style>
    <style:style style:name="P90" style:family="paragraph" style:parent-style-name="Table_20_Contents">
      <style:text-properties officeooo:rsid="001cb4e4" officeooo:paragraph-rsid="001cb4e4"/>
    </style:style>
    <style:style style:name="P91" style:family="paragraph" style:parent-style-name="Table_20_Contents">
      <style:text-properties officeooo:rsid="001cb4e4" officeooo:paragraph-rsid="0020cb81"/>
    </style:style>
    <style:style style:name="P92" style:family="paragraph" style:parent-style-name="Table_20_Contents">
      <style:text-properties officeooo:rsid="001cb4e4" officeooo:paragraph-rsid="002387b8"/>
    </style:style>
    <style:style style:name="P93" style:family="paragraph" style:parent-style-name="Table_20_Contents">
      <style:text-properties officeooo:rsid="001cb4e4" officeooo:paragraph-rsid="002853d2"/>
    </style:style>
    <style:style style:name="P94" style:family="paragraph" style:parent-style-name="Table_20_Contents">
      <style:text-properties officeooo:rsid="0020cb81" officeooo:paragraph-rsid="0020cb81"/>
    </style:style>
    <style:style style:name="P95" style:family="paragraph" style:parent-style-name="Table_20_Contents">
      <style:text-properties officeooo:rsid="00228f36" officeooo:paragraph-rsid="00228f36"/>
    </style:style>
    <style:style style:name="P96" style:family="paragraph" style:parent-style-name="Table_20_Contents">
      <style:text-properties officeooo:rsid="002853d2" officeooo:paragraph-rsid="002853d2"/>
    </style:style>
    <style:style style:name="P97" style:family="paragraph" style:parent-style-name="Table_20_Contents">
      <style:text-properties officeooo:rsid="002853d2" officeooo:paragraph-rsid="0029f067"/>
    </style:style>
    <style:style style:name="P98" style:family="paragraph" style:parent-style-name="Table_20_Contents">
      <style:text-properties officeooo:rsid="002d8ff9" officeooo:paragraph-rsid="002d8ff9"/>
    </style:style>
    <style:style style:name="P99" style:family="paragraph" style:parent-style-name="Table_20_Contents">
      <style:text-properties officeooo:rsid="002e697d" officeooo:paragraph-rsid="002e697d"/>
    </style:style>
    <style:style style:name="P100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853d2" style:font-weight-asian="normal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255d4b" officeooo:paragraph-rsid="0029f067" style:font-weight-asian="normal" style:font-weight-complex="normal"/>
    </style:style>
    <style:style style:name="P10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8d203" officeooo:paragraph-rsid="0008d203" style:font-weight-asian="normal" style:font-weight-complex="normal"/>
    </style:style>
    <style:style style:name="P104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05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0a171f" officeooo:paragraph-rsid="00147f96" style:font-weight-asian="normal" style:font-weight-complex="normal"/>
    </style:style>
    <style:style style:name="P106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07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08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99c2a" officeooo:paragraph-rsid="00199c2a" style:font-weight-asian="normal" style:font-weight-complex="normal"/>
    </style:style>
    <style:style style:name="P109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10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11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12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13" style:family="paragraph" style:parent-style-name="Table_20_Contents" style:list-style-name="L1">
      <loext:graphic-properties draw:fill="none"/>
      <style:paragraph-properties fo:margin-left="2.3118in" fo:margin-right="0in" fo:text-indent="-0.25in" style:auto-text-indent="false" fo:background-color="transparent" text:number-lines="false" text:line-number="0"/>
      <style:text-properties fo:font-weight="normal" officeooo:rsid="002b284c" officeooo:paragraph-rsid="0029f067" style:font-weight-asian="normal" style:font-weight-complex="normal"/>
    </style:style>
    <style:style style:name="P114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fo:font-weight="normal" officeooo:rsid="0007dda7" officeooo:paragraph-rsid="0008d203" style:font-weight-asian="normal" style:font-weight-complex="normal"/>
    </style:style>
    <style:style style:name="P115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rsid="0008d203" officeooo:paragraph-rsid="0008d203"/>
    </style:style>
    <style:style style:name="P116" style:family="paragraph" style:parent-style-name="Table_20_Contents" style:list-style-name="L2">
      <loext:graphic-properties draw:fill="none"/>
      <style:paragraph-properties fo:margin-left="2.25in" fo:margin-right="0in" fo:text-indent="-0.25in" style:auto-text-indent="false" fo:background-color="transparent" text:number-lines="false" text:line-number="0"/>
      <style:text-properties officeooo:paragraph-rsid="0008d203"/>
    </style:style>
    <style:style style:name="P117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28f36" officeooo:paragraph-rsid="00228f36" style:font-weight-asian="normal" style:font-weight-complex="normal"/>
    </style:style>
    <style:style style:name="P118" style:family="paragraph" style:parent-style-name="Table_20_Contents" style:list-style-name="L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0e2b83" officeooo:paragraph-rsid="000ef2b6" style:font-weight-asian="normal" style:font-weight-complex="normal"/>
    </style:style>
    <style:style style:name="P119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cb0d7" officeooo:paragraph-rsid="002cb0d7" style:font-weight-asian="normal" style:font-weight-complex="normal"/>
    </style:style>
    <style:style style:name="P120" style:family="paragraph" style:parent-style-name="Table_20_Contents" style:list-style-name="L6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0a454" officeooo:paragraph-rsid="0010a454" style:font-weight-asian="normal" style:font-weight-complex="normal"/>
    </style:style>
    <style:style style:name="P121" style:family="paragraph" style:parent-style-name="Table_20_Contents" style:list-style-name="L8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7d216" officeooo:paragraph-rsid="0017d216" style:font-weight-asian="normal" style:font-weight-complex="normal"/>
    </style:style>
    <style:style style:name="P122" style:family="paragraph" style:parent-style-name="Table_20_Contents" style:list-style-name="L11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23" style:family="paragraph" style:parent-style-name="Table_20_Contents" style:list-style-name="L13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0cb81" officeooo:paragraph-rsid="0020cb81" style:font-weight-asian="normal" style:font-weight-complex="normal"/>
    </style:style>
    <style:style style:name="P124" style:family="paragraph" style:parent-style-name="Table_20_Contents" style:list-style-name="L15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25" style:family="paragraph" style:parent-style-name="Table_20_Contents" style:list-style-name="L17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26" style:family="paragraph" style:parent-style-name="Table_20_Contents" style:list-style-name="L1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27" style:family="paragraph" style:parent-style-name="Table_20_Contents" style:list-style-name="L1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fo:font-weight="normal" officeooo:rsid="002b284c" officeooo:paragraph-rsid="002b284c" style:font-weight-asian="normal" style:font-weight-complex="normal"/>
    </style:style>
    <style:style style:name="P128" style:family="paragraph" style:parent-style-name="Table_20_Contents" style:list-style-name="L4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0a171f" officeooo:paragraph-rsid="00147f96"/>
    </style:style>
    <style:style style:name="P129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99c2a" officeooo:paragraph-rsid="00199c2a"/>
    </style:style>
    <style:style style:name="P130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17d216" officeooo:paragraph-rsid="00199c2a"/>
    </style:style>
    <style:style style:name="P131" style:family="paragraph" style:parent-style-name="Table_20_Contents" style:list-style-name="L9">
      <loext:graphic-properties draw:fill="none"/>
      <style:paragraph-properties fo:margin-left="2.3752in" fo:margin-right="0in" fo:text-indent="-0.25in" style:auto-text-indent="false" fo:background-color="transparent" text:number-lines="false" text:line-number="0"/>
      <style:text-properties officeooo:rsid="003567a5" officeooo:paragraph-rsid="003567a5"/>
    </style:style>
    <style:style style:name="P132" style:family="paragraph" style:parent-style-name="Table_20_Contents" style:list-style-name="L5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147f96" style:font-weight-asian="normal" style:font-weight-complex="normal"/>
    </style:style>
    <style:style style:name="P133" style:family="paragraph" style:parent-style-name="Table_20_Contents" style:list-style-name="L7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0b4101" officeooo:paragraph-rsid="000b4101" style:font-weight-asian="normal" style:font-weight-complex="normal"/>
    </style:style>
    <style:style style:name="P134" style:family="paragraph" style:parent-style-name="Table_20_Contents" style:list-style-name="L12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1cb4e4" officeooo:paragraph-rsid="001cb4e4" style:font-weight-asian="normal" style:font-weight-complex="normal"/>
    </style:style>
    <style:style style:name="P135" style:family="paragraph" style:parent-style-name="Table_20_Contents" style:list-style-name="L14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36" style:family="paragraph" style:parent-style-name="Table_20_Contents" style:list-style-name="L16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55d4b" officeooo:paragraph-rsid="00255d4b" style:font-weight-asian="normal" style:font-weight-complex="normal"/>
    </style:style>
    <style:style style:name="P137" style:family="paragraph" style:parent-style-name="Table_20_Contents" style:list-style-name="L18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853d2" style:font-weight-asian="normal" style:font-weight-complex="normal"/>
    </style:style>
    <style:style style:name="P138" style:family="paragraph" style:parent-style-name="Table_20_Contents" style:list-style-name="L20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853d2" officeooo:paragraph-rsid="0029f067" style:font-weight-asian="normal" style:font-weight-complex="normal"/>
    </style:style>
    <style:style style:name="P139" style:family="paragraph" style:parent-style-name="Table_20_Contents" style:list-style-name="L20">
      <loext:graphic-properties draw:fill="none"/>
      <style:paragraph-properties fo:margin-left="2.8118in" fo:margin-right="0in" fo:text-indent="-0.25in" style:auto-text-indent="false" fo:background-color="transparent" text:number-lines="false" text:line-number="0"/>
      <style:text-properties fo:font-weight="normal" officeooo:rsid="0029f067" officeooo:paragraph-rsid="0029f067" style:font-weight-asian="normal" style:font-weight-complex="normal"/>
    </style:style>
    <style:style style:name="P140" style:family="paragraph" style:parent-style-name="Table_20_Contents" style:list-style-name="L10">
      <loext:graphic-properties draw:fill="none"/>
      <style:paragraph-properties fo:margin-left="2.75in" fo:margin-right="0in" fo:text-indent="-0.25in" style:auto-text-indent="false" fo:background-color="transparent" text:number-lines="false" text:line-number="0"/>
      <style:text-properties fo:font-weight="normal" officeooo:rsid="0019fac6" officeooo:paragraph-rsid="0019fac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dda7" style:font-weight-asian="normal" style:font-weight-complex="normal"/>
    </style:style>
    <style:style style:name="T3" style:family="text">
      <style:text-properties fo:font-weight="normal" officeooo:rsid="0008d203" style:font-weight-asian="normal" style:font-weight-complex="normal"/>
    </style:style>
    <style:style style:name="T4" style:family="text">
      <style:text-properties fo:font-weight="normal" officeooo:rsid="00147f96" style:font-weight-asian="normal" style:font-weight-complex="normal"/>
    </style:style>
    <style:style style:name="T5" style:family="text">
      <style:text-properties fo:font-weight="normal" officeooo:rsid="00199c2a" style:font-weight-asian="normal" style:font-weight-complex="normal"/>
    </style:style>
    <style:style style:name="T6" style:family="text">
      <style:text-properties fo:font-weight="normal" officeooo:rsid="0019fac6" style:font-weight-asian="normal" style:font-weight-complex="normal"/>
    </style:style>
    <style:style style:name="T7" style:family="text">
      <style:text-properties fo:font-weight="normal" officeooo:rsid="001b88e9" style:font-weight-asian="normal" style:font-weight-complex="normal"/>
    </style:style>
    <style:style style:name="T8" style:family="text">
      <style:text-properties fo:font-weight="normal" officeooo:rsid="003180e9" style:font-weight-asian="normal" style:font-weight-complex="normal"/>
    </style:style>
    <style:style style:name="T9" style:family="text">
      <style:text-properties officeooo:rsid="000a171f"/>
    </style:style>
    <style:style style:name="T10" style:family="text">
      <style:text-properties officeooo:rsid="000b4101"/>
    </style:style>
    <style:style style:name="T11" style:family="text">
      <style:text-properties officeooo:rsid="000e2b83"/>
    </style:style>
    <style:style style:name="T12" style:family="text">
      <style:text-properties officeooo:rsid="0010a454"/>
    </style:style>
    <style:style style:name="T13" style:family="text">
      <style:text-properties officeooo:rsid="00147f96"/>
    </style:style>
    <style:style style:name="T14" style:family="text">
      <style:text-properties officeooo:rsid="00154c6c"/>
    </style:style>
    <style:style style:name="T15" style:family="text">
      <style:text-properties officeooo:rsid="0017d216"/>
    </style:style>
    <style:style style:name="T16" style:family="text">
      <style:text-properties officeooo:rsid="0017eb56"/>
    </style:style>
    <style:style style:name="T17" style:family="text">
      <style:text-properties officeooo:rsid="00199c2a"/>
    </style:style>
    <style:style style:name="T18" style:family="text">
      <style:text-properties officeooo:rsid="001cb4e4"/>
    </style:style>
    <style:style style:name="T19" style:family="text">
      <style:text-properties officeooo:rsid="001d4d27"/>
    </style:style>
    <style:style style:name="T20" style:family="text">
      <style:text-properties officeooo:rsid="001f1cb1"/>
    </style:style>
    <style:style style:name="T21" style:family="text">
      <style:text-properties officeooo:rsid="0020cb81"/>
    </style:style>
    <style:style style:name="T22" style:family="text">
      <style:text-properties fo:language="de" fo:country="DE"/>
    </style:style>
    <style:style style:name="T23" style:family="text">
      <style:text-properties officeooo:rsid="00229f55"/>
    </style:style>
    <style:style style:name="T24" style:family="text">
      <style:text-properties officeooo:rsid="002387b8"/>
    </style:style>
    <style:style style:name="T25" style:family="text">
      <style:text-properties officeooo:rsid="00255d4b"/>
    </style:style>
    <style:style style:name="T26" style:family="text">
      <style:text-properties officeooo:rsid="002863f7"/>
    </style:style>
    <style:style style:name="T27" style:family="text">
      <style:text-properties officeooo:rsid="0029f067"/>
    </style:style>
    <style:style style:name="T28" style:family="text">
      <style:text-properties officeooo:rsid="002fe16e"/>
    </style:style>
    <style:style style:name="T29" style:family="text">
      <style:text-properties officeooo:rsid="003429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29">Arbeitspaket</text:p>
          </table:table-cell>
          <table:covered-table-cell/>
          <table:covered-table-cell/>
          <table:table-cell table:style-name="Table1.D1" table:number-columns-spanned="3" office:value-type="string">
            <text:p text:style-name="P29">Datum:</text:p>
            <text:p text:style-name="P18">23.03.2017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AP-Nr.:</text:p>
            <text:p text:style-name="P18">01</text:p>
          </table:table-cell>
          <table:table-cell table:style-name="Table1.A2" table:number-columns-spanned="2" office:value-type="string">
            <text:p text:style-name="P29">AP-Bezeichnung:</text:p>
            <text:p text:style-name="P18">Anforderungen festlegen</text:p>
          </table:table-cell>
          <table:covered-table-cell/>
          <table:table-cell table:style-name="Table1.D2" table:number-columns-spanned="3" office:value-type="string">
            <text:p text:style-name="P29">AP-Leiter:</text:p>
            <text:p text:style-name="P18">Richard Vladimirskij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9">Projektnr.:</text:p>
            <text:p text:style-name="P18">01</text:p>
          </table:table-cell>
          <table:table-cell table:style-name="Table1.A2" table:number-columns-spanned="2" office:value-type="string">
            <text:p text:style-name="P29">Projektbezeichnung:</text:p>
            <text:p text:style-name="P18">Wikimania (Spiel)</text:p>
          </table:table-cell>
          <table:covered-table-cell/>
          <table:table-cell table:style-name="Table1.D2" table:number-columns-spanned="3" office:value-type="string">
            <text:p text:style-name="P29">Projektleiter:</text:p>
            <text:p text:style-name="P18">Richard Vladimirskij</text:p>
          </table:table-cell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29">Ziele/Ergebnisse:</text:p>
            <text:list xml:id="list3836689327476336391" text:style-name="L1">
              <text:list-item>
                <text:p text:style-name="P103">Zustimmung der Anforderungserhebung vom Kunden</text:p>
              </text:list-item>
            </text:list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37">Durchführung/Aufgaben:</text:p>
            <text:list xml:id="list6383926654436224299" text:style-name="L2">
              <text:list-item>
                <text:p text:style-name="P114">Erhebung der Anforderungen für das Projekt</text:p>
              </text:list-item>
              <text:list-item>
                <text:p text:style-name="P115"><text:span text:style-name="T2">K</text:span><text:span text:style-name="T1">onzept für ein Spiel erstellen inklusive Regeln, theoretischer Spielverlauf und Scoring-System.</text:span></text:p>
              </text:list-item>
              <text:list-item>
                <text:p text:style-name="P116"><text:span text:style-name="T2">Zusammenfassung de</text:span><text:span text:style-name="T3">s Konzepts</text:span><text:span text:style-name="T2"> und </text:span><text:span text:style-name="T3">Zusage vom Kunden einhole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table:number-columns-spanned="6" office:value-type="string">
            <text:p text:style-name="P29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9">Bearbeiter/in:</text:p>
            <text:p text:style-name="P63">Minh Le</text:p>
            <text:p text:style-name="P63">Nicolas Pilch</text:p>
            <text:p text:style-name="P63">Stefan Wistuba</text:p>
            <text:p text:style-name="P63">Richard Vladimirskij</text:p>
          </table:table-cell>
          <table:covered-table-cell/>
          <table:table-cell table:style-name="Table1.A2" table:number-columns-spanned="2" office:value-type="string">
            <text:p text:style-name="P29">Aufwand:</text:p>
            <text:p text:style-name="P41">1 PS</text:p>
            <text:p text:style-name="P41">1 PS</text:p>
            <text:p text:style-name="P41">1 PS</text:p>
            <text:p text:style-name="P41">1 PS</text:p>
          </table:table-cell>
          <table:covered-table-cell/>
          <table:table-cell table:style-name="Table1.A2" office:value-type="string">
            <text:p text:style-name="P29">PE:</text:p>
            <text:p text:style-name="P41">100%</text:p>
            <text:p text:style-name="P41">100%</text:p>
            <text:p text:style-name="P41">100%</text:p>
            <text:p text:style-name="P41">100%</text:p>
          </table:table-cell>
          <table:table-cell table:style-name="Table1.D2" office:value-type="string">
            <text:p text:style-name="P29">Dauer:</text:p>
            <text:p text:style-name="P41">1 PS</text:p>
            <text:p text:style-name="P41">1 PS</text:p>
            <text:p text:style-name="P41">1 PS</text:p>
            <text:p text:style-name="P41">1 PS</text:p>
          </table:table-cell>
        </table:table-row>
        <table:table-row>
          <table:table-cell table:style-name="Table1.A2" table:number-columns-spanned="2" office:value-type="string">
            <text:p text:style-name="P29"/>
          </table:table-cell>
          <table:covered-table-cell/>
          <table:table-cell table:style-name="Table1.A2" table:number-columns-spanned="2" office:value-type="string">
            <text:p text:style-name="P41">4 PS</text:p>
          </table:table-cell>
          <table:covered-table-cell/>
          <table:table-cell table:style-name="Table1.A2" office:value-type="string">
            <text:p text:style-name="P29"/>
          </table:table-cell>
          <table:table-cell table:style-name="Table1.D2" office:value-type="string">
            <text:p text:style-name="P41">4 PS</text:p>
          </table:table-cell>
        </table:table-row>
      </table:table>
      <text:p text:style-name="Standard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3" office:value-type="string">
            <text:p text:style-name="P31">Arbeitspaket</text:p>
          </table:table-cell>
          <table:covered-table-cell/>
          <table:covered-table-cell/>
          <table:table-cell table:style-name="Table3.D1" table:number-columns-spanned="3" office:value-type="string">
            <text:p text:style-name="P31">Datum:</text:p>
            <text:p text:style-name="P20">23.03.2017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AP-Nr.:</text:p>
            <text:p text:style-name="P20">0<text:span text:style-name="T11">2</text:span></text:p>
          </table:table-cell>
          <table:table-cell table:style-name="Table3.A2" table:number-columns-spanned="2" office:value-type="string">
            <text:p text:style-name="P31">AP-Bezeichnung:</text:p>
            <text:p text:style-name="P95">Projektplanung</text:p>
          </table:table-cell>
          <table:covered-table-cell/>
          <table:table-cell table:style-name="Table3.D2" table:number-columns-spanned="3" office:value-type="string">
            <text:p text:style-name="P31">AP-Leiter:</text:p>
            <text:p text:style-name="P84">Richard Vladimirskij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1">Projektnr.:</text:p>
            <text:p text:style-name="P20">01</text:p>
          </table:table-cell>
          <table:table-cell table:style-name="Table3.A2" table:number-columns-spanned="2" office:value-type="string">
            <text:p text:style-name="P31">Projektbezeichnung:</text:p>
            <text:p text:style-name="P20">Wikimania (Spiel)</text:p>
          </table:table-cell>
          <table:covered-table-cell/>
          <table:table-cell table:style-name="Table3.D2" table:number-columns-spanned="3" office:value-type="string">
            <text:p text:style-name="P31">Projektleiter:</text:p>
            <text:p text:style-name="P20">Richard Vladimirskij</text:p>
          </table:table-cell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Ziele/Ergebnisse:</text:p>
            <text:list xml:id="list124160376834523" text:continue-list="list3836689327476336391" text:style-name="L1">
              <text:list-item>
                <text:p text:style-name="P104">Rollen sind definiert und verteilt</text:p>
              </text:list-item>
              <text:list-item>
                <text:p text:style-name="P104">Beschriebene APs</text:p>
              </text:list-item>
              <text:list-item>
                <text:p text:style-name="P104">Critical Path steht fest</text:p>
              </text:list-item>
            </text:list>
            <text:p text:style-name="P100"/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Durchführung/Aufgaben:</text:p>
            <text:list xml:id="list6055646226106299146" text:style-name="L3">
              <text:list-item>
                <text:p text:style-name="P117">Rollen definieren und verteilen</text:p>
              </text:list-item>
              <text:list-item>
                <text:p text:style-name="P117">Arbeitspakete erstellen </text:p>
              </text:list-item>
              <text:list-item>
                <text:p text:style-name="P117">Critical Path basierend auf <text:span text:style-name="T22">APs </text:span></text:p>
                <text:p text:style-name="P1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D2" table:number-columns-spanned="6" office:value-type="string">
            <text:p text:style-name="P31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1">Bearbeiter/in:</text:p>
            <text:p text:style-name="P64">Richard Vladimirskij</text:p>
          </table:table-cell>
          <table:covered-table-cell/>
          <table:table-cell table:style-name="Table3.A2" table:number-columns-spanned="2" office:value-type="string">
            <text:p text:style-name="P31">Aufwand:</text:p>
            <text:p text:style-name="P43"><text:span text:style-name="T23">6 </text:span>PS</text:p>
          </table:table-cell>
          <table:covered-table-cell/>
          <table:table-cell table:style-name="Table3.A2" office:value-type="string">
            <text:p text:style-name="P31">PE:</text:p>
            <text:p text:style-name="P43">100%</text:p>
          </table:table-cell>
          <table:table-cell table:style-name="Table3.D2" office:value-type="string">
            <text:p text:style-name="P31">Dauer:</text:p>
            <text:p text:style-name="P43"><text:span text:style-name="T23">6</text:span> PS</text:p>
          </table:table-cell>
        </table:table-row>
        <table:table-row>
          <table:table-cell table:style-name="Table3.A2" table:number-columns-spanned="2" office:value-type="string">
            <text:p text:style-name="P31"/>
          </table:table-cell>
          <table:covered-table-cell/>
          <table:table-cell table:style-name="Table3.A2" table:number-columns-spanned="2" office:value-type="string">
            <text:p text:style-name="P43"><text:span text:style-name="T23">6</text:span> PS</text:p>
          </table:table-cell>
          <table:covered-table-cell/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43"><text:span text:style-name="T23">6</text:span> PS</text:p>
          </table:table-cell>
        </table:table-row>
      </table:table>
      <text:p text:style-name="P2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3" office:value-type="string">
            <text:p text:style-name="P32">Arbeitspaket</text:p>
          </table:table-cell>
          <table:covered-table-cell/>
          <table:covered-table-cell/>
          <table:table-cell table:style-name="Table4.D1" table:number-columns-spanned="3" office:value-type="string">
            <text:p text:style-name="P32">Datum:</text:p>
            <text:p text:style-name="P21">23.03.2017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AP-Nr.:</text:p>
            <text:p text:style-name="P21">0<text:span text:style-name="T14">3</text:span></text:p>
          </table:table-cell>
          <table:table-cell table:style-name="Table4.A2" table:number-columns-spanned="2" office:value-type="string">
            <text:p text:style-name="P32">AP-Bezeichnung:</text:p>
            <text:p text:style-name="P85">Machbarkeitsanalyse</text:p>
          </table:table-cell>
          <table:covered-table-cell/>
          <table:table-cell table:style-name="Table4.D2" table:number-columns-spanned="3" office:value-type="string">
            <text:p text:style-name="P32">AP-Leiter:</text:p>
            <text:p text:style-name="P87">Nicolas Pilch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2">Projektnr.:</text:p>
            <text:p text:style-name="P21">01</text:p>
          </table:table-cell>
          <table:table-cell table:style-name="Table4.A2" table:number-columns-spanned="2" office:value-type="string">
            <text:p text:style-name="P32">Projektbezeichnung:</text:p>
            <text:p text:style-name="P21">Wikimania (Spiel)</text:p>
          </table:table-cell>
          <table:covered-table-cell/>
          <table:table-cell table:style-name="Table4.D2" table:number-columns-spanned="3" office:value-type="string">
            <text:p text:style-name="P32">Projektleiter:</text:p>
            <text:p text:style-name="P21">Richard Vladimirskij</text:p>
          </table:table-cell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Ziele/Ergebnisse:</text:p>
            <text:list xml:id="list124160076349075" text:continue-list="list124160376834523" text:style-name="L1">
              <text:list-item>
                <text:p text:style-name="P105">Den Inhalt eines Wikipedia-Artikels isoliert und als HTML-Wrapped darzustellen mittels Console Log.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Durchführung/Aufgaben:</text:p>
            <text:list xml:id="list7527855907528130069" text:style-name="L4">
              <text:list-item>
                <text:p text:style-name="P128"><text:span text:style-name="T2">M</text:span><text:span text:style-name="T1">ittels GET/POST Request eine Wikipedia-Seite programmatisch aufzurufen.</text:span></text:p>
              </text:list-item>
              <text:list-item>
                <text:p text:style-name="P128"><text:span text:style-name="T3">D</text:span><text:span text:style-name="T1">as Resultat zu </text:span><text:span text:style-name="T4">p</text:span><text:span text:style-name="T1">arsen, so dass nur der “Content”-Anteil des Artikels als Resultat ausgegeben wird.</text:span></text:p>
              </text:list-item>
              <text:list-item>
                <text:p text:style-name="P119">Realisierung des Parsens mittels AngularJ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D2" table:number-columns-spanned="6" office:value-type="string">
            <text:p text:style-name="P32">Vorraussetzungen/Zulieferungen:</text:p>
            <text:list xml:id="list338746052611104790" text:style-name="L5">
              <text:list-item>
                <text:p text:style-name="P132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32">Bearbeiter/in:</text:p>
            <text:p text:style-name="P65">Nicolas Pilch</text:p>
            <text:p text:style-name="P65">Richard Vladimirskij</text:p>
          </table:table-cell>
          <table:covered-table-cell/>
          <table:table-cell table:style-name="Table4.A2" table:number-columns-spanned="2" office:value-type="string">
            <text:p text:style-name="P32">Aufwand:</text:p>
            <text:p text:style-name="P44"><text:span text:style-name="T9">4 </text:span>PS</text:p>
            <text:p text:style-name="P44"><text:span text:style-name="T9">4</text:span> PS</text:p>
          </table:table-cell>
          <table:covered-table-cell/>
          <table:table-cell table:style-name="Table4.A2" office:value-type="string">
            <text:p text:style-name="P32">PE:</text:p>
            <text:p text:style-name="P44">100%</text:p>
            <text:p text:style-name="P44"><text:span text:style-name="T9">50</text:span>%</text:p>
          </table:table-cell>
          <table:table-cell table:style-name="Table4.D2" office:value-type="string">
            <text:p text:style-name="P32">Dauer:</text:p>
            <text:p text:style-name="P44"><text:span text:style-name="T9">4</text:span> PS</text:p>
            <text:p text:style-name="P44"><text:span text:style-name="T9">2</text:span> PS</text:p>
          </table:table-cell>
        </table:table-row>
        <table:table-row>
          <table:table-cell table:style-name="Table4.A2" table:number-columns-spanned="2" office:value-type="string">
            <text:p text:style-name="P32"/>
          </table:table-cell>
          <table:covered-table-cell/>
          <table:table-cell table:style-name="Table4.A2" table:number-columns-spanned="2" office:value-type="string">
            <text:p text:style-name="P44"><text:span text:style-name="T10">8</text:span> PS</text:p>
          </table:table-cell>
          <table:covered-table-cell/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44"><text:span text:style-name="T9">6</text:span> PS</text:p>
          </table:table-cell>
        </table:table-row>
      </table:table>
      <text:p text:style-name="P3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3" office:value-type="string">
            <text:p text:style-name="P30">Arbeitspaket</text:p>
          </table:table-cell>
          <table:covered-table-cell/>
          <table:covered-table-cell/>
          <table:table-cell table:style-name="Table2.D1" table:number-columns-spanned="3" office:value-type="string">
            <text:p text:style-name="P30">Datum:</text:p>
            <text:p text:style-name="P19">23.03.2017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AP-Nr.:</text:p>
            <text:p text:style-name="P19">0<text:span text:style-name="T13">4</text:span></text:p>
          </table:table-cell>
          <table:table-cell table:style-name="Table2.A2" table:number-columns-spanned="2" office:value-type="string">
            <text:p text:style-name="P30">AP-Bezeichnung:</text:p>
            <text:p text:style-name="P85">Erstellung der IDE</text:p>
          </table:table-cell>
          <table:covered-table-cell/>
          <table:table-cell table:style-name="Table2.D2" table:number-columns-spanned="3" office:value-type="string">
            <text:p text:style-name="P30">AP-Leiter:</text:p>
            <text:p text:style-name="P86">Richard Vladimirskij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0">Projektnr.:</text:p>
            <text:p text:style-name="P19">01</text:p>
          </table:table-cell>
          <table:table-cell table:style-name="Table2.A2" table:number-columns-spanned="2" office:value-type="string">
            <text:p text:style-name="P30">Projektbezeichnung:</text:p>
            <text:p text:style-name="P19">Wikimania (Spiel)</text:p>
          </table:table-cell>
          <table:covered-table-cell/>
          <table:table-cell table:style-name="Table2.D2" table:number-columns-spanned="3" office:value-type="string">
            <text:p text:style-name="P30">Projektleiter:</text:p>
            <text:p text:style-name="P19">Richard Vladimirskij</text:p>
          </table:table-cell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Ziele/Ergebnisse:</text:p>
            <text:list xml:id="list124161451790776" text:continue-list="list124160076349075" text:style-name="L1">
              <text:list-item>
                <text:p text:style-name="P106">Eine GIT-Repository für das Project inklusive aller Mitarbeiter als Collaborators</text:p>
              </text:list-item>
              <text:list-item>
                <text:p text:style-name="P106">AngularJS installiert in der Repository, so dass Mitarbeiter diese Clonen können</text:p>
              </text:list-item>
            </text:list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Durchführung/Aufgaben:</text:p>
            <text:list xml:id="list4606598304578513303" text:style-name="L6">
              <text:list-item>
                <text:p text:style-name="P120">Erstelle GIT-Repository</text:p>
              </text:list-item>
              <text:list-item>
                <text:p text:style-name="P120">Erstelle ReadMe</text:p>
              </text:list-item>
              <text:list-item>
                <text:p text:style-name="P120">Clone Repository, installiere AngularJS</text:p>
              </text:list-item>
              <text:list-item>
                <text:p text:style-name="P120">Push Installation in das Repository</text:p>
              </text:list-item>
              <text:list-item>
                <text:p text:style-name="P120">Push Request &amp; Merg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D2" table:number-columns-spanned="6" office:value-type="string">
            <text:p text:style-name="P30">Vorraussetzungen/Zulieferungen:</text:p>
            <text:list xml:id="list3433254379942461712" text:style-name="L7">
              <text:list-item>
                <text:p text:style-name="P133">Spielkonzept wurde vom Kunden zugestimmt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30">Bearbeiter/in:</text:p>
            <text:p text:style-name="P73">Richard Vladimirskij</text:p>
          </table:table-cell>
          <table:covered-table-cell/>
          <table:table-cell table:style-name="Table2.A2" table:number-columns-spanned="2" office:value-type="string">
            <text:p text:style-name="P30">Aufwand:</text:p>
            <text:p text:style-name="P42"><text:span text:style-name="T12">1 </text:span>PS</text:p>
          </table:table-cell>
          <table:covered-table-cell/>
          <table:table-cell table:style-name="Table2.A2" office:value-type="string">
            <text:p text:style-name="P30">PE:</text:p>
            <text:p text:style-name="P42">100%</text:p>
          </table:table-cell>
          <table:table-cell table:style-name="Table2.D2" office:value-type="string">
            <text:p text:style-name="P30">Dauer:</text:p>
            <text:p text:style-name="P42"><text:span text:style-name="T12">1</text:span> PS</text:p>
          </table:table-cell>
        </table:table-row>
        <table:table-row>
          <table:table-cell table:style-name="Table2.A2" table:number-columns-spanned="2" office:value-type="string">
            <text:p text:style-name="P30"/>
          </table:table-cell>
          <table:covered-table-cell/>
          <table:table-cell table:style-name="Table2.A2" table:number-columns-spanned="2" office:value-type="string">
            <text:p text:style-name="P42"><text:span text:style-name="T12">1</text:span> PS</text:p>
          </table:table-cell>
          <table:covered-table-cell/>
          <table:table-cell table:style-name="Table2.A2" office:value-type="string">
            <text:p text:style-name="P30"/>
          </table:table-cell>
          <table:table-cell table:style-name="Table2.D2" office:value-type="string">
            <text:p text:style-name="P42"><text:span text:style-name="T12">1</text:span> PS</text:p>
          </table:table-cell>
        </table:table-row>
      </table:table>
      <text:p text:style-name="P1"/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3" office:value-type="string">
            <text:p text:style-name="P33">Arbeitspaket</text:p>
          </table:table-cell>
          <table:covered-table-cell/>
          <table:covered-table-cell/>
          <table:table-cell table:style-name="Table5.D1" table:number-columns-spanned="3" office:value-type="string">
            <text:p text:style-name="P33">Datum:</text:p>
            <text:p text:style-name="P22">23.03.2017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AP-Nr.:</text:p>
            <text:p text:style-name="P22">0<text:span text:style-name="T15">5</text:span></text:p>
          </table:table-cell>
          <table:table-cell table:style-name="Table5.A2" table:number-columns-spanned="2" office:value-type="string">
            <text:p text:style-name="P33">AP-Bezeichnung:</text:p>
            <text:p text:style-name="P88">Low-Fidelity GUI Prototyp</text:p>
          </table:table-cell>
          <table:covered-table-cell/>
          <table:table-cell table:style-name="Table5.D2" table:number-columns-spanned="3" office:value-type="string">
            <text:p text:style-name="P33">AP-Leiter:</text:p>
            <text:p text:style-name="P88">Minh Le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Projektnr.:</text:p>
            <text:p text:style-name="P22">01</text:p>
          </table:table-cell>
          <table:table-cell table:style-name="Table5.A2" table:number-columns-spanned="2" office:value-type="string">
            <text:p text:style-name="P33">Projektbezeichnung:</text:p>
            <text:p text:style-name="P22">Wikimania (Spiel)</text:p>
          </table:table-cell>
          <table:covered-table-cell/>
          <table:table-cell table:style-name="Table5.D2" table:number-columns-spanned="3" office:value-type="string">
            <text:p text:style-name="P33">Projektleiter:</text:p>
            <text:p text:style-name="P22">Richard Vladimirskij</text:p>
          </table:table-cell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Ziele/Ergebnisse:</text:p>
            <text:list xml:id="list124160564709000" text:continue-list="list124161451790776" text:style-name="L1">
              <text:list-item>
                <text:p text:style-name="P107">Ein vom Team zugestimmter low-fidelity Prototyp</text:p>
              </text:list-item>
            </text:list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Durchführung/Aufgaben:</text:p>
            <text:list xml:id="list10773883159539970" text:style-name="L8">
              <text:list-item>
                <text:p text:style-name="P121">Erstelle ein low-fidelity Prototyp für Start-Screen, Highscores, Difficulty, Tutorial, Highscores und Spielablauf</text:p>
              </text:list-item>
              <text:list-item>
                <text:p text:style-name="P121">Team-Rücksprach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table:number-columns-spanned="6" office:value-type="string">
            <text:p text:style-name="P33">Vorraussetzungen/Zulieferungen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3">Bearbeiter/in:</text:p>
            <text:p text:style-name="P66">Minh Le</text:p>
            <text:p text:style-name="P66">Nicolas Pilch</text:p>
            <text:p text:style-name="P66">Stefan Wistuba</text:p>
            <text:p text:style-name="P66">Richard Vladimirskij</text:p>
          </table:table-cell>
          <table:covered-table-cell/>
          <table:table-cell table:style-name="Table5.A2" table:number-columns-spanned="2" office:value-type="string">
            <text:p text:style-name="P33">Aufwand:</text:p>
            <text:p text:style-name="P45"><text:span text:style-name="T15">3 </text:span>PS</text:p>
            <text:p text:style-name="P52">1 PS</text:p>
            <text:p text:style-name="P52">3 PS</text:p>
            <text:p text:style-name="P52">1 PS</text:p>
          </table:table-cell>
          <table:covered-table-cell/>
          <table:table-cell table:style-name="Table5.A2" office:value-type="string">
            <text:p text:style-name="P33">PE:</text:p>
            <text:p text:style-name="P45">100%</text:p>
            <text:p text:style-name="P52">25%</text:p>
            <text:p text:style-name="P52">100%</text:p>
            <text:p text:style-name="P52">25%</text:p>
          </table:table-cell>
          <table:table-cell table:style-name="Table5.D2" office:value-type="string">
            <text:p text:style-name="P33">Dauer:</text:p>
            <text:p text:style-name="P45"><text:span text:style-name="T15">3</text:span> PS</text:p>
            <text:p text:style-name="P52">0.25 PS</text:p>
            <text:p text:style-name="P52">3 PS</text:p>
            <text:p text:style-name="P52">0.25 PS</text:p>
          </table:table-cell>
        </table:table-row>
        <table:table-row>
          <table:table-cell table:style-name="Table5.A2" table:number-columns-spanned="2" office:value-type="string">
            <text:p text:style-name="P33"/>
          </table:table-cell>
          <table:covered-table-cell/>
          <table:table-cell table:style-name="Table5.A2" table:number-columns-spanned="2" office:value-type="string">
            <text:p text:style-name="P45"><text:span text:style-name="T16">8</text:span> PS</text:p>
          </table:table-cell>
          <table:covered-table-cell/>
          <table:table-cell table:style-name="Table5.A2" office:value-type="string">
            <text:p text:style-name="P33"/>
          </table:table-cell>
          <table:table-cell table:style-name="Table5.D2" office:value-type="string">
            <text:p text:style-name="P45"><text:span text:style-name="T16">6.5</text:span> PS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3" office:value-type="string">
            <text:p text:style-name="P34">Arbeitspaket</text:p>
          </table:table-cell>
          <table:covered-table-cell/>
          <table:covered-table-cell/>
          <table:table-cell table:style-name="Table6.D1" table:number-columns-spanned="3" office:value-type="string">
            <text:p text:style-name="P34">Datum:</text:p>
            <text:p text:style-name="P23">23.03.2017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4">AP-Nr.:</text:p>
            <text:p text:style-name="P23">0<text:span text:style-name="T17">6</text:span></text:p>
          </table:table-cell>
          <table:table-cell table:style-name="Table6.A2" table:number-columns-spanned="2" office:value-type="string">
            <text:p text:style-name="P34">AP-Bezeichnung:</text:p>
            <text:p text:style-name="P89">Implementation Spielablauf</text:p>
          </table:table-cell>
          <table:covered-table-cell/>
          <table:table-cell table:style-name="Table6.D2" table:number-columns-spanned="3" office:value-type="string">
            <text:p text:style-name="P34">AP-Leiter:</text:p>
            <text:p text:style-name="P89">Richard Vladimirskij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4">Projektnr.:</text:p>
            <text:p text:style-name="P23">01</text:p>
          </table:table-cell>
          <table:table-cell table:style-name="Table6.A2" table:number-columns-spanned="2" office:value-type="string">
            <text:p text:style-name="P34">Projektbezeichnung:</text:p>
            <text:p text:style-name="P23">Wikimania (Spiel)</text:p>
          </table:table-cell>
          <table:covered-table-cell/>
          <table:table-cell table:style-name="Table6.D2" table:number-columns-spanned="3" office:value-type="string">
            <text:p text:style-name="P34">Projektleiter:</text:p>
            <text:p text:style-name="P23">Richard Vladimirskij</text:p>
          </table:table-cell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Ziele/Ergebnisse:</text:p>
            <text:list xml:id="list124161067042678" text:continue-list="list124160564709000" text:style-name="L1">
              <text:list-item>
                <text:p text:style-name="P108">Ein funktionsfähiger Spielablauf laut Aktivitätsdiagramm <text:span text:style-name="T29">(siehe Docs)</text:span>.</text:p>
              </text:list-item>
            </text:list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Durchführung/Aufgaben:</text:p>
            <text:list xml:id="list5244815886215057420" text:style-name="L9">
              <text:list-item>
                <text:p text:style-name="P131"><text:span text:style-name="T1">Erstellung eines Aktivitätdiagramms um eine Spielrunde zu beschreiben.</text:span></text:p>
              </text:list-item>
              <text:list-item>
                <text:p text:style-name="P129"><text:span text:style-name="T1">Instanziierung eines Spielobjektes </text:span><text:span text:style-name="T7">unter Verwendung von Dummy-Daten (Startseite / Zielseite)</text:span></text:p>
              </text:list-item>
              <text:list-item>
                <text:p text:style-name="P129"><text:span text:style-name="T6">Implementation</text:span><text:span text:style-name="T1"> des Spielverlaufs </text:span><text:span text:style-name="T7">laut Aktivitätsdiagramm</text:span></text:p>
              </text:list-item>
              <text:list-item>
                <text:p text:style-name="P130"><text:span text:style-name="T1">Te</text:span><text:span text:style-name="T5">sten des Spielablauf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D2" table:number-columns-spanned="6" office:value-type="string">
            <text:p text:style-name="P34">Vorraussetzungen/Zulieferungen:</text:p>
            <text:list xml:id="list2362791119713560069" text:style-name="L10">
              <text:list-item>
                <text:p text:style-name="P140">Machbarkeitsanalyse ist abgeschlossen</text:p>
              </text:list-item>
              <text:list-item>
                <text:p text:style-name="P140">IDE ist funktionsfähi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34">Bearbeiter/in:</text:p>
            <text:p text:style-name="P74">Nicolas Pilch</text:p>
            <text:p text:style-name="P67">Richard Vladimirskij</text:p>
          </table:table-cell>
          <table:covered-table-cell/>
          <table:table-cell table:style-name="Table6.A2" table:number-columns-spanned="2" office:value-type="string">
            <text:p text:style-name="P34">Aufwand:</text:p>
            <text:p text:style-name="P46"><text:span text:style-name="T17">10 </text:span>PS</text:p>
            <text:p text:style-name="P53">1<text:span text:style-name="T17">0</text:span> PS</text:p>
          </table:table-cell>
          <table:covered-table-cell/>
          <table:table-cell table:style-name="Table6.A2" office:value-type="string">
            <text:p text:style-name="P34">PE:</text:p>
            <text:p text:style-name="P46">100%</text:p>
            <text:p text:style-name="P53"><text:span text:style-name="T17">75</text:span>%</text:p>
          </table:table-cell>
          <table:table-cell table:style-name="Table6.D2" office:value-type="string">
            <text:p text:style-name="P34">Dauer:</text:p>
            <text:p text:style-name="P46"><text:span text:style-name="T17">10</text:span> PS</text:p>
            <text:p text:style-name="P53"><text:span text:style-name="T17">10</text:span> PS</text:p>
          </table:table-cell>
        </table:table-row>
        <table:table-row>
          <table:table-cell table:style-name="Table6.A2" table:number-columns-spanned="2" office:value-type="string">
            <text:p text:style-name="P34"/>
          </table:table-cell>
          <table:covered-table-cell/>
          <table:table-cell table:style-name="Table6.A2" table:number-columns-spanned="2" office:value-type="string">
            <text:p text:style-name="P46"><text:span text:style-name="T17">20</text:span> PS</text:p>
          </table:table-cell>
          <table:covered-table-cell/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46"><text:span text:style-name="T17">17,5</text:span> PS</text:p>
          </table:table-cell>
        </table:table-row>
      </table:table>
      <text:p text:style-name="P4"/>
      <text:p text:style-name="P1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3" office:value-type="string">
            <text:p text:style-name="P35">Arbeitspaket</text:p>
          </table:table-cell>
          <table:covered-table-cell/>
          <table:covered-table-cell/>
          <table:table-cell table:style-name="Table7.D1" table:number-columns-spanned="3" office:value-type="string">
            <text:p text:style-name="P35">Datum:</text:p>
            <text:p text:style-name="P24">23.03.2017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5">AP-Nr.:</text:p>
            <text:p text:style-name="P24">0<text:span text:style-name="T18">7</text:span></text:p>
          </table:table-cell>
          <table:table-cell table:style-name="Table7.A2" table:number-columns-spanned="2" office:value-type="string">
            <text:p text:style-name="P35">AP-Bezeichnung:</text:p>
            <text:p text:style-name="P90">Implementation der GUI</text:p>
          </table:table-cell>
          <table:covered-table-cell/>
          <table:table-cell table:style-name="Table7.D2" table:number-columns-spanned="3" office:value-type="string">
            <text:p text:style-name="P35">AP-Leiter:</text:p>
            <text:p text:style-name="P90">Stefan Wistuba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35">Projektnr.:</text:p>
            <text:p text:style-name="P24">01</text:p>
          </table:table-cell>
          <table:table-cell table:style-name="Table7.A2" table:number-columns-spanned="2" office:value-type="string">
            <text:p text:style-name="P35">Projektbezeichnung:</text:p>
            <text:p text:style-name="P24">Wikimania (Spiel)</text:p>
          </table:table-cell>
          <table:covered-table-cell/>
          <table:table-cell table:style-name="Table7.D2" table:number-columns-spanned="3" office:value-type="string">
            <text:p text:style-name="P35">Projektleiter:</text:p>
            <text:p text:style-name="P24">Richard Vladimirskij</text:p>
          </table:table-cell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Ziele/Ergebnisse:</text:p>
            <text:list xml:id="list124160359134014" text:continue-list="list124161067042678" text:style-name="L1">
              <text:list-item>
                <text:p text:style-name="P109">Eine “clickable” GUI ohne <text:span text:style-name="T20">direkte Funktion mit dem Back-End</text:span></text:p>
              </text:list-item>
            </text:list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Durchführung/Aufgaben:</text:p>
            <text:list xml:id="list8121035320677039473" text:style-name="L11">
              <text:list-item>
                <text:p text:style-name="P122">Umsetzung des low-fidelity Prototyps in eine “clickable” GUI inklusive Screen-Übergänge und Navigation mittels HTML5, CSS und Javascript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D2" table:number-columns-spanned="6" office:value-type="string">
            <text:p text:style-name="P35">Vorraussetzungen/Zulieferungen:</text:p>
            <text:list xml:id="list4219992832279504776" text:style-name="L12">
              <text:list-item>
                <text:p text:style-name="P134">Fertiger low-fidelity Prototyp (AP 05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2" office:value-type="string">
            <text:p text:style-name="P35">Bearbeiter/in:</text:p>
            <text:p text:style-name="P75">Minh Le</text:p>
            <text:p text:style-name="P68">Stefan Wistuba</text:p>
          </table:table-cell>
          <table:covered-table-cell/>
          <table:table-cell table:style-name="Table7.A2" table:number-columns-spanned="2" office:value-type="string">
            <text:p text:style-name="P35">Aufwand:</text:p>
            <text:p text:style-name="P47"><text:span text:style-name="T19">7 </text:span>PS</text:p>
            <text:p text:style-name="P54"><text:span text:style-name="T19">7</text:span> PS</text:p>
          </table:table-cell>
          <table:covered-table-cell/>
          <table:table-cell table:style-name="Table7.A2" office:value-type="string">
            <text:p text:style-name="P35">PE:</text:p>
            <text:p text:style-name="P47">100%</text:p>
            <text:p text:style-name="P54"><text:span text:style-name="T19">100</text:span>%</text:p>
          </table:table-cell>
          <table:table-cell table:style-name="Table7.D2" office:value-type="string">
            <text:p text:style-name="P35">Dauer:</text:p>
            <text:p text:style-name="P47"><text:span text:style-name="T19">7</text:span> PS</text:p>
            <text:p text:style-name="P54"><text:span text:style-name="T19">7</text:span> PS</text:p>
          </table:table-cell>
        </table:table-row>
        <table:table-row>
          <table:table-cell table:style-name="Table7.A2" table:number-columns-spanned="2" office:value-type="string">
            <text:p text:style-name="P35"/>
          </table:table-cell>
          <table:covered-table-cell/>
          <table:table-cell table:style-name="Table7.A2" table:number-columns-spanned="2" office:value-type="string">
            <text:p text:style-name="P47"><text:span text:style-name="T19">14</text:span> PS</text:p>
          </table:table-cell>
          <table:covered-table-cell/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47"><text:span text:style-name="T19">14</text:span> PS</text:p>
          </table:table-cell>
        </table:table-row>
      </table:table>
      <text:p text:style-name="P5"/>
      <text:p text:style-name="P1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3" office:value-type="string">
            <text:p text:style-name="P36">Arbeitspaket</text:p>
          </table:table-cell>
          <table:covered-table-cell/>
          <table:covered-table-cell/>
          <table:table-cell table:style-name="Table8.D1" table:number-columns-spanned="3" office:value-type="string">
            <text:p text:style-name="P36">Datum:</text:p>
            <text:p text:style-name="P25">23.03.2017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6">AP-Nr.:</text:p>
            <text:p text:style-name="P25">0<text:span text:style-name="T21">8</text:span></text:p>
          </table:table-cell>
          <table:table-cell table:style-name="Table8.A2" table:number-columns-spanned="2" office:value-type="string">
            <text:p text:style-name="P36">AP-Bezeichnung:</text:p>
            <text:p text:style-name="P91">Implementation <text:span text:style-name="T21">der Schwierigkeitsstufen</text:span></text:p>
          </table:table-cell>
          <table:covered-table-cell/>
          <table:table-cell table:style-name="Table8.D2" table:number-columns-spanned="3" office:value-type="string">
            <text:p text:style-name="P36">AP-Leiter:</text:p>
            <text:p text:style-name="P94">Nicolas Pilcher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36">Projektnr.:</text:p>
            <text:p text:style-name="P25">01</text:p>
          </table:table-cell>
          <table:table-cell table:style-name="Table8.A2" table:number-columns-spanned="2" office:value-type="string">
            <text:p text:style-name="P36">Projektbezeichnung:</text:p>
            <text:p text:style-name="P25">Wikimania (Spiel)</text:p>
          </table:table-cell>
          <table:covered-table-cell/>
          <table:table-cell table:style-name="Table8.D2" table:number-columns-spanned="3" office:value-type="string">
            <text:p text:style-name="P36">Projektleiter:</text:p>
            <text:p text:style-name="P25">Richard Vladimirskij</text:p>
          </table:table-cell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Ziele/Ergebnisse:</text:p>
            <text:list xml:id="list124160924385924" text:continue-list="list124160359134014" text:style-name="L1">
              <text:list-item>
                <text:p text:style-name="P110">Ein funktionsfähiges Schwierigkeitsstufensystem</text:p>
              </text:list-item>
            </text:list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Durchführung/Aufgaben:</text:p>
            <text:list xml:id="list3503867419075404629" text:style-name="L13">
              <text:list-item>
                <text:p text:style-name="P123">Front-End: Implementation der Views: Easy, Medium, Hard + Button für “Toggle a Challenge”</text:p>
              </text:list-item>
              <text:list-item>
                <text:p text:style-name="P123">Front-End: Integration von “Next Random Page”</text:p>
              </text:list-item>
              <text:list-item>
                <text:p text:style-name="P123">Front-End: Integration von “Preview Article”</text:p>
              </text:list-item>
              <text:list-item>
                <text:p text:style-name="P123">Back-End: Methode um einen “Random Article” zu liefern.</text:p>
              </text:list-item>
              <text:list-item>
                <text:p text:style-name="P123">Back-End: Methode um einen “Article-Preview” zu liefern.</text:p>
                <text:p text:style-name="P1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D2" table:number-columns-spanned="6" office:value-type="string">
            <text:p text:style-name="P36">Vorraussetzungen/Zulieferungen:</text:p>
            <text:list xml:id="list8827823137325416638" text:style-name="L14">
              <text:list-item>
                <text:p text:style-name="P135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table:number-columns-spanned="2" office:value-type="string">
            <text:p text:style-name="P36">Bearbeiter/in:</text:p>
            <text:p text:style-name="P77">Minh Le</text:p>
            <text:p text:style-name="P80">Nicolas Pilch</text:p>
            <text:p text:style-name="P70">Stefan Wistuba</text:p>
            <text:p text:style-name="P80">Richard Vladimirskij</text:p>
          </table:table-cell>
          <table:covered-table-cell/>
          <table:table-cell table:style-name="Table8.A2" table:number-columns-spanned="2" office:value-type="string">
            <text:p text:style-name="P36">Aufwand:</text:p>
            <text:p text:style-name="P48"><text:span text:style-name="T24">2 </text:span>PS</text:p>
            <text:p text:style-name="P59">2 PS</text:p>
            <text:p text:style-name="P56"><text:span text:style-name="T24">2</text:span> PS</text:p>
            <text:p text:style-name="P59">2 PS</text:p>
          </table:table-cell>
          <table:covered-table-cell/>
          <table:table-cell table:style-name="Table8.A2" office:value-type="string">
            <text:p text:style-name="P36">PE:</text:p>
            <text:p text:style-name="P48">100%</text:p>
            <text:p text:style-name="P56"><text:span text:style-name="T19">100</text:span>%</text:p>
            <text:p text:style-name="P59">100%</text:p>
            <text:p text:style-name="P59">100%</text:p>
          </table:table-cell>
          <table:table-cell table:style-name="Table8.D2" office:value-type="string">
            <text:p text:style-name="P36">Dauer:</text:p>
            <text:p text:style-name="P48"><text:span text:style-name="T24">2</text:span> PS</text:p>
            <text:p text:style-name="P56"><text:span text:style-name="T24">2</text:span> PS</text:p>
            <text:p text:style-name="P59">2 PS</text:p>
            <text:p text:style-name="P59">2 PS</text:p>
          </table:table-cell>
        </table:table-row>
        <table:table-row>
          <table:table-cell table:style-name="Table8.A2" table:number-columns-spanned="2" office:value-type="string">
            <text:p text:style-name="P36"/>
          </table:table-cell>
          <table:covered-table-cell/>
          <table:table-cell table:style-name="Table8.A2" table:number-columns-spanned="2" office:value-type="string">
            <text:p text:style-name="P48"><text:span text:style-name="T24">8</text:span> PS</text:p>
          </table:table-cell>
          <table:covered-table-cell/>
          <table:table-cell table:style-name="Table8.A2" office:value-type="string">
            <text:p text:style-name="P36"/>
          </table:table-cell>
          <table:table-cell table:style-name="Table8.D2" office:value-type="string">
            <text:p text:style-name="P48"><text:span text:style-name="T24">8</text:span> PS</text:p>
          </table:table-cell>
        </table:table-row>
      </table:table>
      <text:p text:style-name="P7"/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table:number-columns-spanned="3" office:value-type="string">
            <text:p text:style-name="P38">Arbeitspaket</text:p>
          </table:table-cell>
          <table:covered-table-cell/>
          <table:covered-table-cell/>
          <table:table-cell table:style-name="Table10.D1" table:number-columns-spanned="3" office:value-type="string">
            <text:p text:style-name="P38">Datum:</text:p>
            <text:p text:style-name="P26">23.03.2017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8">AP-Nr.:</text:p>
            <text:p text:style-name="P26">0<text:span text:style-name="T24">9</text:span></text:p>
          </table:table-cell>
          <table:table-cell table:style-name="Table10.A2" table:number-columns-spanned="2" office:value-type="string">
            <text:p text:style-name="P38">AP-Bezeichnung:</text:p>
            <text:p text:style-name="P92">Implementation de<text:span text:style-name="T24">s HighScore Systems</text:span></text:p>
          </table:table-cell>
          <table:covered-table-cell/>
          <table:table-cell table:style-name="Table10.D2" table:number-columns-spanned="3" office:value-type="string">
            <text:p text:style-name="P38">AP-Leiter:</text:p>
            <text:p text:style-name="P96">Richard Vladimirskij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38">Projektnr.:</text:p>
            <text:p text:style-name="P26">01</text:p>
          </table:table-cell>
          <table:table-cell table:style-name="Table10.A2" table:number-columns-spanned="2" office:value-type="string">
            <text:p text:style-name="P38">Projektbezeichnung:</text:p>
            <text:p text:style-name="P26">Wikimania (Spiel)</text:p>
          </table:table-cell>
          <table:covered-table-cell/>
          <table:table-cell table:style-name="Table10.D2" table:number-columns-spanned="3" office:value-type="string">
            <text:p text:style-name="P38">Projektleiter:</text:p>
            <text:p text:style-name="P26">Richard Vladimirskij</text:p>
          </table:table-cell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Ziele/Ergebnisse:</text:p>
            <text:list xml:id="list124160447129098" text:continue-list="list124160924385924" text:style-name="L1">
              <text:list-item>
                <text:p text:style-name="P111">Ein funktionsfähiges Highscore-System</text:p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Durchführung/Aufgaben:</text:p>
            <text:list xml:id="list654000854902421765" text:style-name="L15">
              <text:list-item>
                <text:p text:style-name="P124">Back-End: Funktion um ein Spiel in die Highscore Liste einzutragen via JSON Datei und Controller</text:p>
              </text:list-item>
              <text:list-item>
                <text:p text:style-name="P124">Back-End: Funktion um alle Highscores strukturiert and die View zu liefern.</text:p>
              </text:list-item>
              <text:list-item>
                <text:p text:style-name="P124">Front-End: Die gelieferten Highscores richtig darzustell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D2" table:number-columns-spanned="6" office:value-type="string">
            <text:p text:style-name="P38">Vorraussetzungen/Zulieferungen:</text:p>
            <text:list xml:id="list2231271620084671708" text:style-name="L16">
              <text:list-item>
                <text:p text:style-name="P136">Funktionsfähiger Spielablauf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2" office:value-type="string">
            <text:p text:style-name="P38">Bearbeiter/in:</text:p>
            <text:p text:style-name="P76">Minh Le</text:p>
            <text:p text:style-name="P81">Nicolas Pilch</text:p>
            <text:p text:style-name="P69">Stefan Wistuba</text:p>
            <text:p text:style-name="P81">Richard Vladimirskij</text:p>
          </table:table-cell>
          <table:covered-table-cell/>
          <table:table-cell table:style-name="Table10.A2" table:number-columns-spanned="2" office:value-type="string">
            <text:p text:style-name="P38">Aufwand:</text:p>
            <text:p text:style-name="P49"><text:span text:style-name="T25">2 </text:span>PS</text:p>
            <text:p text:style-name="P55"><text:span text:style-name="T25">3</text:span> PS</text:p>
            <text:p text:style-name="P60">2 PS</text:p>
            <text:p text:style-name="P60">3 PS</text:p>
          </table:table-cell>
          <table:covered-table-cell/>
          <table:table-cell table:style-name="Table10.A2" office:value-type="string">
            <text:p text:style-name="P38">PE:</text:p>
            <text:p text:style-name="P49">100%</text:p>
            <text:p text:style-name="P55"><text:span text:style-name="T19">100</text:span>%</text:p>
            <text:p text:style-name="P60">100%</text:p>
            <text:p text:style-name="P60">100%</text:p>
          </table:table-cell>
          <table:table-cell table:style-name="Table10.D2" office:value-type="string">
            <text:p text:style-name="P38">Dauer:</text:p>
            <text:p text:style-name="P49"><text:span text:style-name="T25">2</text:span> PS</text:p>
            <text:p text:style-name="P55"><text:span text:style-name="T25">3</text:span> PS</text:p>
            <text:p text:style-name="P60">2 PS</text:p>
            <text:p text:style-name="P60">3 PS</text:p>
          </table:table-cell>
        </table:table-row>
        <table:table-row>
          <table:table-cell table:style-name="Table10.A2" table:number-columns-spanned="2" office:value-type="string">
            <text:p text:style-name="P38"/>
          </table:table-cell>
          <table:covered-table-cell/>
          <table:table-cell table:style-name="Table10.A2" table:number-columns-spanned="2" office:value-type="string">
            <text:p text:style-name="P49"><text:span text:style-name="T19">10</text:span> PS</text:p>
          </table:table-cell>
          <table:covered-table-cell/>
          <table:table-cell table:style-name="Table10.A2" office:value-type="string">
            <text:p text:style-name="P38"/>
          </table:table-cell>
          <table:table-cell table:style-name="Table10.D2" office:value-type="string">
            <text:p text:style-name="P49"><text:span text:style-name="T19">10</text:span> PS</text:p>
          </table:table-cell>
        </table:table-row>
      </table:table>
      <text:p text:style-name="P6"/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columns-spanned="3" office:value-type="string">
            <text:p text:style-name="P39">Arbeitspaket</text:p>
          </table:table-cell>
          <table:covered-table-cell/>
          <table:covered-table-cell/>
          <table:table-cell table:style-name="Table11.D1" table:number-columns-spanned="3" office:value-type="string">
            <text:p text:style-name="P39">Datum:</text:p>
            <text:p text:style-name="P27">23.03.2017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9">AP-Nr.:</text:p>
            <text:p text:style-name="P96">10</text:p>
          </table:table-cell>
          <table:table-cell table:style-name="Table11.A2" table:number-columns-spanned="2" office:value-type="string">
            <text:p text:style-name="P39">AP-Bezeichnung:</text:p>
            <text:p text:style-name="P96">GUI mit dem System verbinden</text:p>
          </table:table-cell>
          <table:covered-table-cell/>
          <table:table-cell table:style-name="Table11.D2" table:number-columns-spanned="3" office:value-type="string">
            <text:p text:style-name="P39">AP-Leiter:</text:p>
            <text:p text:style-name="P93">Stefan Wistuba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9">Projektnr.:</text:p>
            <text:p text:style-name="P27">01</text:p>
          </table:table-cell>
          <table:table-cell table:style-name="Table11.A2" table:number-columns-spanned="2" office:value-type="string">
            <text:p text:style-name="P39">Projektbezeichnung:</text:p>
            <text:p text:style-name="P27">Wikimania (Spiel)</text:p>
          </table:table-cell>
          <table:covered-table-cell/>
          <table:table-cell table:style-name="Table11.D2" table:number-columns-spanned="3" office:value-type="string">
            <text:p text:style-name="P39">Projektleiter:</text:p>
            <text:p text:style-name="P27">Richard Vladimirskij</text:p>
          </table:table-cell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Ziele/Ergebnisse:</text:p>
            <text:list xml:id="list124159677832843" text:continue-list="list124160447129098" text:style-name="L1">
              <text:list-item>
                <text:p text:style-name="P112">Ein funktionsfähiges Spiel</text:p>
              </text:list-item>
            </text:list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Durchführung/Aufgaben:</text:p>
            <text:list xml:id="list6085664785246617601" text:style-name="L17">
              <text:list-item>
                <text:p text:style-name="P125">Alle Methodenaufrufe der GUI mit dem Back-End System verknüpfen.</text:p>
              </text:list-item>
              <text:list-item>
                <text:p text:style-name="P125">Testen der Methodenaufrufe und des Spielablaufs</text:p>
              </text:list-item>
            </text:list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D2" table:number-columns-spanned="6" office:value-type="string">
            <text:p text:style-name="P39">Vorraussetzungen/Zulieferungen:</text:p>
            <text:list xml:id="list250656660464571743" text:style-name="L18">
              <text:list-item>
                <text:p text:style-name="P137">Funktionsfähiger Spielablauf</text:p>
              </text:list-item>
              <text:list-item>
                <text:p text:style-name="P137">Implementation der Schwierigkeitsstufen</text:p>
              </text:list-item>
              <text:list-item>
                <text:p text:style-name="P137">Implementation des Highscore System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table:number-columns-spanned="2" office:value-type="string">
            <text:p text:style-name="P39">Bearbeiter/in:</text:p>
            <text:p text:style-name="P78">Minh Le</text:p>
            <text:p text:style-name="P82">Nicolas Pilch</text:p>
            <text:p text:style-name="P71">Stefan Wistuba</text:p>
            <text:p text:style-name="P82">Richard Vladimirskij</text:p>
          </table:table-cell>
          <table:covered-table-cell/>
          <table:table-cell table:style-name="Table11.A2" table:number-columns-spanned="2" office:value-type="string">
            <text:p text:style-name="P39">Aufwand:</text:p>
            <text:p text:style-name="P50"><text:span text:style-name="T25">2 </text:span>PS</text:p>
            <text:p text:style-name="P57"><text:span text:style-name="T26">2</text:span> PS</text:p>
            <text:p text:style-name="P61"><text:span text:style-name="T26">2</text:span> PS</text:p>
            <text:p text:style-name="P61"><text:span text:style-name="T26">2</text:span> PS</text:p>
          </table:table-cell>
          <table:covered-table-cell/>
          <table:table-cell table:style-name="Table11.A2" office:value-type="string">
            <text:p text:style-name="P39">PE:</text:p>
            <text:p text:style-name="P50">100%</text:p>
            <text:p text:style-name="P57"><text:span text:style-name="T19">100</text:span>%</text:p>
            <text:p text:style-name="P61">100%</text:p>
            <text:p text:style-name="P61">100%</text:p>
          </table:table-cell>
          <table:table-cell table:style-name="Table11.D2" office:value-type="string">
            <text:p text:style-name="P39">Dauer:</text:p>
            <text:p text:style-name="P50"><text:span text:style-name="T25">2</text:span> PS</text:p>
            <text:p text:style-name="P57"><text:span text:style-name="T26">2</text:span> PS</text:p>
            <text:p text:style-name="P61">2 PS</text:p>
            <text:p text:style-name="P61"><text:span text:style-name="T26">2</text:span> PS</text:p>
          </table:table-cell>
        </table:table-row>
        <table:table-row>
          <table:table-cell table:style-name="Table11.A2" table:number-columns-spanned="2" office:value-type="string">
            <text:p text:style-name="P39"/>
          </table:table-cell>
          <table:covered-table-cell/>
          <table:table-cell table:style-name="Table11.A2" table:number-columns-spanned="2" office:value-type="string">
            <text:p text:style-name="P50"><text:span text:style-name="T26">8</text:span> PS</text:p>
          </table:table-cell>
          <table:covered-table-cell/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50"><text:span text:style-name="T26">8</text:span> PS</text:p>
          </table:table-cell>
        </table:table-row>
      </table:table>
      <text:p text:style-name="P8"/>
      <text:p text:style-name="P1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table:number-columns-spanned="3" office:value-type="string">
            <text:p text:style-name="P40">Arbeitspaket</text:p>
          </table:table-cell>
          <table:covered-table-cell/>
          <table:covered-table-cell/>
          <table:table-cell table:style-name="Table12.D1" table:number-columns-spanned="3" office:value-type="string">
            <text:p text:style-name="P40">Datum:</text:p>
            <text:p text:style-name="P28">23.03.2017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0">AP-Nr.:</text:p>
            <text:p text:style-name="P97">1<text:span text:style-name="T28">1</text:span></text:p>
          </table:table-cell>
          <table:table-cell table:style-name="Table12.A2" table:number-columns-spanned="2" office:value-type="string">
            <text:p text:style-name="P40">AP-Bezeichnung:</text:p>
            <text:p text:style-name="P98">Endpräsentation</text:p>
          </table:table-cell>
          <table:covered-table-cell/>
          <table:table-cell table:style-name="Table12.D2" table:number-columns-spanned="3" office:value-type="string">
            <text:p text:style-name="P40">AP-Leiter:</text:p>
            <text:p text:style-name="P99">Richard Vladimirskij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40">Projektnr.:</text:p>
            <text:p text:style-name="P28">01</text:p>
          </table:table-cell>
          <table:table-cell table:style-name="Table12.A2" table:number-columns-spanned="2" office:value-type="string">
            <text:p text:style-name="P40">Projektbezeichnung:</text:p>
            <text:p text:style-name="P28">Wikimania (Spiel)</text:p>
          </table:table-cell>
          <table:covered-table-cell/>
          <table:table-cell table:style-name="Table12.D2" table:number-columns-spanned="3" office:value-type="string">
            <text:p text:style-name="P40">Projektleiter:</text:p>
            <text:p text:style-name="P28">Richard Vladimirskij</text:p>
          </table:table-cell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Ziele/Ergebnisse:</text:p>
            <text:list xml:id="list124161421707316" text:continue-list="list124159677832843" text:style-name="L1">
              <text:list-item>
                <text:p text:style-name="P113">End-Präsentation</text:p>
              </text:list-item>
            </text:list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Durchführung/Aufgaben:</text:p>
            <text:list xml:id="list1898386477849087486" text:style-name="L19">
              <text:list-item>
                <text:p text:style-name="P126">Projektleitung, Front-End und Back-End gestalten die End-Präsentation für das Spiel Wikimania</text:p>
              </text:list-item>
              <text:list-item>
                <text:p text:style-name="P127">Erarbeitung eines vorführbaren Beispiels</text:p>
              </text:list-item>
            </text:list>
            <text:p text:style-name="P10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D2" table:number-columns-spanned="6" office:value-type="string">
            <text:p text:style-name="P40">Vorraussetzungen/Zulieferungen:</text:p>
            <text:list xml:id="list5175951479763501276" text:style-name="L20">
              <text:list-item>
                <text:p text:style-name="P138">F<text:span text:style-name="T27">unktionsfähiges Spiel</text:span></text:p>
              </text:list-item>
              <text:list-item>
                <text:p text:style-name="P139">Sammlung an Artefakt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table:number-columns-spanned="2" office:value-type="string">
            <text:p text:style-name="P40">Bearbeiter/in:</text:p>
            <text:p text:style-name="P79">Minh Le</text:p>
            <text:p text:style-name="P83">Nicolas Pilch</text:p>
            <text:p text:style-name="P72">Stefan Wistuba</text:p>
            <text:p text:style-name="P83">Richard Vladimirskij</text:p>
          </table:table-cell>
          <table:covered-table-cell/>
          <table:table-cell table:style-name="Table12.A2" table:number-columns-spanned="2" office:value-type="string">
            <text:p text:style-name="P40">Aufwand:</text:p>
            <text:p text:style-name="P51"><text:span text:style-name="T27">1 </text:span>PS</text:p>
            <text:p text:style-name="P58"><text:span text:style-name="T27">1</text:span> PS</text:p>
            <text:p text:style-name="P62"><text:span text:style-name="T27">1</text:span> PS</text:p>
            <text:p text:style-name="P62"><text:span text:style-name="T27">1</text:span> PS</text:p>
          </table:table-cell>
          <table:covered-table-cell/>
          <table:table-cell table:style-name="Table12.A2" office:value-type="string">
            <text:p text:style-name="P40">PE:</text:p>
            <text:p text:style-name="P51">100%</text:p>
            <text:p text:style-name="P58"><text:span text:style-name="T19">100</text:span>%</text:p>
            <text:p text:style-name="P62">100%</text:p>
            <text:p text:style-name="P62">100%</text:p>
          </table:table-cell>
          <table:table-cell table:style-name="Table12.D2" office:value-type="string">
            <text:p text:style-name="P40">Dauer:</text:p>
            <text:p text:style-name="P51"><text:span text:style-name="T27">1</text:span> PS</text:p>
            <text:p text:style-name="P58"><text:span text:style-name="T27">1</text:span> PS</text:p>
            <text:p text:style-name="P62"><text:span text:style-name="T27">1</text:span> PS</text:p>
            <text:p text:style-name="P62"><text:span text:style-name="T27">1</text:span> PS</text:p>
          </table:table-cell>
        </table:table-row>
        <table:table-row>
          <table:table-cell table:style-name="Table12.A2" table:number-columns-spanned="2" office:value-type="string">
            <text:p text:style-name="P40"/>
          </table:table-cell>
          <table:covered-table-cell/>
          <table:table-cell table:style-name="Table12.A2" table:number-columns-spanned="2" office:value-type="string">
            <text:p text:style-name="P51"><text:span text:style-name="T27">4</text:span> PS</text:p>
          </table:table-cell>
          <table:covered-table-cell/>
          <table:table-cell table:style-name="Table12.A2" office:value-type="string">
            <text:p text:style-name="P40"/>
          </table:table-cell>
          <table:table-cell table:style-name="Table12.D2" office:value-type="string">
            <text:p text:style-name="P51"><text:span text:style-name="T27">4</text:span> P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0:12:14.765077226</meta:creation-date>
    <dc:date>2017-03-28T12:41:59.173685866</dc:date>
    <meta:editing-duration>PT4H46S</meta:editing-duration>
    <meta:editing-cycles>38</meta:editing-cycles>
    <meta:generator>LibreOffice/5.1.6.2$Linux_x86 LibreOffice_project/10m0$Build-2</meta:generator>
    <meta:document-statistic meta:table-count="11" meta:image-count="0" meta:object-count="0" meta:page-count="11" meta:paragraph-count="453" meta:word-count="978" meta:character-count="7115" meta:non-whitespace-character-count="6647"/>
  </office:meta>
</office:document-meta>
</file>